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inLibertineTI" svg:font-family="LinLibertineTI"/>
    <style:font-face style:name="Mangal1" svg:font-family="Mangal"/>
    <style:font-face style:name="arial" svg:font-family="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ibertinus Sans" svg:font-family="'Libertinus Sans'" style:font-family-generic="swiss" style:font-pitch="variable"/>
    <style:font-face style:name="Libertinus Sans1" svg:font-family="'Libertinus Sans'" style:font-adornments="Regular" style:font-family-generic="swiss" style:font-pitch="variable"/>
    <style:font-face style:name="Mangal" svg:font-family="Mangal" style:font-family-generic="system"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automatic-styles>
    <style:style style:name="P1" style:family="paragraph" style:parent-style-name="Heading_20_1">
      <style:text-properties officeooo:rsid="001ee778" officeooo:paragraph-rsid="003406fb"/>
    </style:style>
    <style:style style:name="P2" style:family="paragraph" style:parent-style-name="Heading_20_1">
      <style:text-properties officeooo:paragraph-rsid="00458deb"/>
    </style:style>
    <style:style style:name="P3" style:family="paragraph" style:parent-style-name="Text_20_body" style:list-style-name="L1">
      <style:text-properties officeooo:paragraph-rsid="001e3043"/>
    </style:style>
    <style:style style:name="P4" style:family="paragraph" style:parent-style-name="Text_20_body" style:list-style-name="L1">
      <style:text-properties officeooo:paragraph-rsid="001ee778"/>
    </style:style>
    <style:style style:name="P5" style:family="paragraph" style:parent-style-name="Text_20_body" style:list-style-name="L3">
      <style:text-properties officeooo:rsid="001ee778" officeooo:paragraph-rsid="00356d05"/>
    </style:style>
    <style:style style:name="P6" style:family="paragraph" style:parent-style-name="Text_20_body" style:list-style-name="L3">
      <style:text-properties officeooo:paragraph-rsid="001ee778"/>
    </style:style>
    <style:style style:name="P7" style:family="paragraph" style:parent-style-name="Text_20_body" style:list-style-name="L3">
      <style:text-properties officeooo:paragraph-rsid="001fe0b3"/>
    </style:style>
    <style:style style:name="P8" style:family="paragraph" style:parent-style-name="Text_20_body" style:list-style-name="L3">
      <style:text-properties officeooo:paragraph-rsid="0023e20f"/>
    </style:style>
    <style:style style:name="P9" style:family="paragraph" style:parent-style-name="Text_20_body" style:list-style-name="L3">
      <style:text-properties officeooo:paragraph-rsid="002592da"/>
    </style:style>
    <style:style style:name="P10" style:family="paragraph" style:parent-style-name="Text_20_body" style:list-style-name="L3">
      <style:text-properties officeooo:paragraph-rsid="00314cb3"/>
    </style:style>
    <style:style style:name="P11" style:family="paragraph" style:parent-style-name="Text_20_body" style:list-style-name="L3">
      <style:text-properties officeooo:paragraph-rsid="00336a10"/>
    </style:style>
    <style:style style:name="P12" style:family="paragraph" style:parent-style-name="Text_20_body" style:list-style-name="L3">
      <style:text-properties officeooo:paragraph-rsid="00356d05"/>
    </style:style>
    <style:style style:name="P13" style:family="paragraph" style:parent-style-name="Text_20_body" style:list-style-name="L3">
      <style:text-properties officeooo:paragraph-rsid="0036e337"/>
    </style:style>
    <style:style style:name="P14" style:family="paragraph" style:parent-style-name="Text_20_body" style:list-style-name="L3">
      <style:text-properties officeooo:paragraph-rsid="0037efa2"/>
    </style:style>
    <style:style style:name="P15" style:family="paragraph" style:parent-style-name="Text_20_body" style:list-style-name="L3">
      <style:text-properties officeooo:paragraph-rsid="0038ac9d"/>
    </style:style>
    <style:style style:name="P16" style:family="paragraph" style:parent-style-name="Text_20_body" style:list-style-name="L3">
      <style:text-properties officeooo:paragraph-rsid="003a294c"/>
    </style:style>
    <style:style style:name="P17" style:family="paragraph" style:parent-style-name="Text_20_body" style:list-style-name="L3">
      <style:text-properties officeooo:paragraph-rsid="003b75d2"/>
    </style:style>
    <style:style style:name="P18" style:family="paragraph" style:parent-style-name="Text_20_body" style:list-style-name="L3">
      <style:text-properties officeooo:paragraph-rsid="004173d7"/>
    </style:style>
    <style:style style:name="P19" style:family="paragraph" style:parent-style-name="Text_20_body" style:list-style-name="L3">
      <style:text-properties officeooo:paragraph-rsid="0042b4af"/>
    </style:style>
    <style:style style:name="P20" style:family="paragraph" style:parent-style-name="Text_20_body" style:list-style-name="L3">
      <style:text-properties officeooo:paragraph-rsid="00445b20"/>
    </style:style>
    <style:style style:name="P21" style:family="paragraph" style:parent-style-name="Text_20_body" style:list-style-name="L3">
      <style:text-properties officeooo:paragraph-rsid="0045417f"/>
    </style:style>
    <style:style style:name="P22" style:family="paragraph" style:parent-style-name="Text_20_body" style:list-style-name="L3">
      <style:text-properties officeooo:paragraph-rsid="00454f24"/>
    </style:style>
    <style:style style:name="P23" style:family="paragraph" style:parent-style-name="Text_20_body" style:list-style-name="L3">
      <style:text-properties officeooo:rsid="001f409c" officeooo:paragraph-rsid="00356d05"/>
    </style:style>
    <style:style style:name="P24" style:family="paragraph" style:parent-style-name="Text_20_body" style:list-style-name="L3">
      <style:text-properties officeooo:rsid="001fe0b3" officeooo:paragraph-rsid="001fe0b3"/>
    </style:style>
    <style:style style:name="P25" style:family="paragraph" style:parent-style-name="Text_20_body" style:list-style-name="L3">
      <style:text-properties officeooo:rsid="001fe0b3" officeooo:paragraph-rsid="00356d05"/>
    </style:style>
    <style:style style:name="P26" style:family="paragraph" style:parent-style-name="Text_20_body" style:list-style-name="L3">
      <style:text-properties officeooo:rsid="002054d4" officeooo:paragraph-rsid="00356d05"/>
    </style:style>
    <style:style style:name="P27" style:family="paragraph" style:parent-style-name="Text_20_body" style:list-style-name="L3">
      <style:text-properties officeooo:rsid="0020a729" officeooo:paragraph-rsid="0020a729"/>
    </style:style>
    <style:style style:name="P28" style:family="paragraph" style:parent-style-name="Text_20_body" style:list-style-name="L3">
      <style:text-properties officeooo:rsid="0020a729" officeooo:paragraph-rsid="00356d05"/>
    </style:style>
    <style:style style:name="P29" style:family="paragraph" style:parent-style-name="Text_20_body" style:list-style-name="L3">
      <style:text-properties officeooo:rsid="00221e0f" officeooo:paragraph-rsid="00356d05"/>
    </style:style>
    <style:style style:name="P30" style:family="paragraph" style:parent-style-name="Text_20_body" style:list-style-name="L3">
      <style:text-properties officeooo:rsid="002283c8" officeooo:paragraph-rsid="00356d05"/>
    </style:style>
    <style:style style:name="P31" style:family="paragraph" style:parent-style-name="Text_20_body" style:list-style-name="L3">
      <style:text-properties officeooo:rsid="0023e20f" officeooo:paragraph-rsid="00356d05"/>
    </style:style>
    <style:style style:name="P32" style:family="paragraph" style:parent-style-name="Text_20_body" style:list-style-name="L3">
      <style:text-properties officeooo:rsid="002592da" officeooo:paragraph-rsid="002592da"/>
    </style:style>
    <style:style style:name="P33" style:family="paragraph" style:parent-style-name="Text_20_body" style:list-style-name="L3">
      <style:text-properties officeooo:rsid="0027342a" officeooo:paragraph-rsid="00356d05"/>
    </style:style>
    <style:style style:name="P34" style:family="paragraph" style:parent-style-name="Text_20_body" style:list-style-name="L3">
      <style:text-properties officeooo:rsid="002b66f5" officeooo:paragraph-rsid="0036e337"/>
    </style:style>
    <style:style style:name="P35" style:family="paragraph" style:parent-style-name="Text_20_body" style:list-style-name="L3">
      <style:text-properties officeooo:rsid="002d4865" officeooo:paragraph-rsid="002d4865"/>
    </style:style>
    <style:style style:name="P36" style:family="paragraph" style:parent-style-name="Text_20_body" style:list-style-name="L3">
      <style:text-properties officeooo:rsid="002d4865" officeooo:paragraph-rsid="0036e337"/>
    </style:style>
    <style:style style:name="P37" style:family="paragraph" style:parent-style-name="Text_20_body" style:list-style-name="L3">
      <style:text-properties officeooo:rsid="002f39c8" officeooo:paragraph-rsid="0036e337"/>
    </style:style>
    <style:style style:name="P38" style:family="paragraph" style:parent-style-name="Text_20_body" style:list-style-name="L3">
      <style:text-properties officeooo:rsid="002fb4a4" officeooo:paragraph-rsid="0037efa2"/>
    </style:style>
    <style:style style:name="P39" style:family="paragraph" style:parent-style-name="Text_20_body" style:list-style-name="L3">
      <style:text-properties officeooo:rsid="00314cb3" officeooo:paragraph-rsid="0037efa2"/>
    </style:style>
    <style:style style:name="P40" style:family="paragraph" style:parent-style-name="Text_20_body" style:list-style-name="L3">
      <style:text-properties officeooo:rsid="00314cb3" officeooo:paragraph-rsid="0038ac9d"/>
    </style:style>
    <style:style style:name="P41" style:family="paragraph" style:parent-style-name="Text_20_body" style:list-style-name="L3">
      <style:text-properties officeooo:rsid="0031c9b6" officeooo:paragraph-rsid="0031c9b6"/>
    </style:style>
    <style:style style:name="P42" style:family="paragraph" style:parent-style-name="Text_20_body" style:list-style-name="L3">
      <style:text-properties officeooo:rsid="0031c9b6" officeooo:paragraph-rsid="003a294c"/>
    </style:style>
    <style:style style:name="P43" style:family="paragraph" style:parent-style-name="Text_20_body" style:list-style-name="L3">
      <style:text-properties officeooo:rsid="00336a10" officeooo:paragraph-rsid="003b75d2"/>
    </style:style>
    <style:style style:name="P44" style:family="paragraph" style:parent-style-name="Text_20_body" style:list-style-name="L3">
      <style:text-properties officeooo:rsid="00336a10" officeooo:paragraph-rsid="003ce573"/>
    </style:style>
    <style:style style:name="P45" style:family="paragraph" style:parent-style-name="Text_20_body" style:list-style-name="L1">
      <style:text-properties officeooo:rsid="0033b4ff" officeooo:paragraph-rsid="0033b4ff"/>
    </style:style>
    <style:style style:name="P46" style:family="paragraph" style:parent-style-name="Text_20_body" style:list-style-name="L1">
      <style:text-properties officeooo:rsid="0033b4ff" officeooo:paragraph-rsid="003406fb"/>
    </style:style>
    <style:style style:name="P47" style:family="paragraph" style:parent-style-name="Text_20_body" style:list-style-name="L3">
      <style:text-properties style:font-name="Libertinus Sans1" officeooo:rsid="003406fb" officeooo:paragraph-rsid="003406fb"/>
    </style:style>
    <style:style style:name="P48" style:family="paragraph" style:parent-style-name="Text_20_body" style:list-style-name="L3">
      <style:text-properties style:font-name="Libertinus Sans1" officeooo:rsid="00356d05" officeooo:paragraph-rsid="00356d05"/>
    </style:style>
    <style:style style:name="P49" style:family="paragraph" style:parent-style-name="Text_20_body" style:list-style-name="L3">
      <style:text-properties style:font-name="Libertinus Sans1" fo:font-weight="normal" officeooo:rsid="00356d05" officeooo:paragraph-rsid="00356d05" style:font-weight-asian="normal" style:font-weight-complex="normal"/>
    </style:style>
    <style:style style:name="P50" style:family="paragraph" style:parent-style-name="Text_20_body" style:list-style-name="L4">
      <style:text-properties style:font-name="Libertinus Sans1" fo:font-size="11pt" fo:font-weight="normal" officeooo:rsid="004eda23" officeooo:paragraph-rsid="004eda23" style:font-weight-asian="normal" style:font-weight-complex="normal"/>
    </style:style>
    <style:style style:name="P51" style:family="paragraph" style:parent-style-name="Text_20_body" style:list-style-name="L4">
      <style:text-properties style:font-name="Libertinus Sans1" fo:font-size="11pt" fo:font-weight="normal" officeooo:rsid="004eda23" officeooo:paragraph-rsid="004f087b" style:font-weight-asian="normal" style:font-weight-complex="normal"/>
    </style:style>
    <style:style style:name="P52" style:family="paragraph" style:parent-style-name="Text_20_body" style:list-style-name="L4">
      <style:text-properties style:font-name="Libertinus Sans1" fo:font-size="11pt" fo:font-weight="normal" officeooo:rsid="004f087b" officeooo:paragraph-rsid="004f087b" style:font-weight-asian="normal" style:font-weight-complex="normal"/>
    </style:style>
    <style:style style:name="P53" style:family="paragraph" style:parent-style-name="Text_20_body" style:list-style-name="L3">
      <style:text-properties officeooo:rsid="00356d05" officeooo:paragraph-rsid="00356d05"/>
    </style:style>
    <style:style style:name="P54" style:family="paragraph" style:parent-style-name="Text_20_body" style:list-style-name="L3">
      <style:text-properties officeooo:rsid="003b75d2" officeooo:paragraph-rsid="003b75d2"/>
    </style:style>
    <style:style style:name="P55" style:family="paragraph" style:parent-style-name="Text_20_body" style:list-style-name="L3">
      <style:text-properties fo:font-weight="normal" officeooo:rsid="003b75d2" officeooo:paragraph-rsid="003b75d2" style:font-weight-asian="normal" style:font-weight-complex="normal"/>
    </style:style>
    <style:style style:name="P56" style:family="paragraph" style:parent-style-name="Text_20_body" style:list-style-name="L3">
      <style:text-properties fo:font-weight="normal" officeooo:rsid="003ce573" officeooo:paragraph-rsid="003ce573" style:font-weight-asian="normal" style:font-weight-complex="normal"/>
    </style:style>
    <style:style style:name="P57" style:family="paragraph" style:parent-style-name="Text_20_body" style:list-style-name="L3">
      <style:text-properties fo:font-weight="normal" officeooo:rsid="00411d30" officeooo:paragraph-rsid="00411d30" style:font-weight-asian="normal" style:font-weight-complex="normal"/>
    </style:style>
    <style:style style:name="P58" style:family="paragraph" style:parent-style-name="Text_20_body" style:list-style-name="L3">
      <style:text-properties fo:font-weight="normal" officeooo:rsid="00411d30" officeooo:paragraph-rsid="004173d7" style:font-weight-asian="normal" style:font-weight-complex="normal"/>
    </style:style>
    <style:style style:name="P59" style:family="paragraph" style:parent-style-name="Text_20_body" style:list-style-name="L3">
      <style:text-properties fo:font-weight="normal" officeooo:rsid="0045417f" officeooo:paragraph-rsid="0045417f" style:font-weight-asian="normal" style:font-weight-complex="normal"/>
    </style:style>
    <style:style style:name="P60" style:family="paragraph" style:parent-style-name="Text_20_body" style:list-style-name="L4">
      <style:text-properties fo:font-weight="normal" officeooo:rsid="00458deb" officeooo:paragraph-rsid="00458deb" style:font-weight-asian="normal" style:font-weight-complex="normal"/>
    </style:style>
    <style:style style:name="P61" style:family="paragraph" style:parent-style-name="Text_20_body" style:list-style-name="L4">
      <style:text-properties fo:font-weight="normal" officeooo:rsid="00458deb" officeooo:paragraph-rsid="00475f2e" style:font-weight-asian="normal" style:font-weight-complex="normal"/>
    </style:style>
    <style:style style:name="P62" style:family="paragraph" style:parent-style-name="Text_20_body" style:list-style-name="L4">
      <style:text-properties fo:font-weight="normal" officeooo:rsid="00475f2e" officeooo:paragraph-rsid="00475f2e" style:font-weight-asian="normal" style:font-weight-complex="normal"/>
    </style:style>
    <style:style style:name="P63" style:family="paragraph" style:parent-style-name="Text_20_body" style:list-style-name="L4">
      <style:text-properties fo:font-weight="normal" officeooo:rsid="00485cb5" officeooo:paragraph-rsid="00485cb5" style:font-weight-asian="normal" style:font-weight-complex="normal"/>
    </style:style>
    <style:style style:name="P64" style:family="paragraph" style:parent-style-name="Text_20_body" style:list-style-name="L4">
      <style:text-properties fo:font-weight="normal" officeooo:rsid="0049eda4" officeooo:paragraph-rsid="0049eda4" style:font-weight-asian="normal" style:font-weight-complex="normal"/>
    </style:style>
    <style:style style:name="P65" style:family="paragraph" style:parent-style-name="Text_20_body" style:list-style-name="L4">
      <style:text-properties fo:font-weight="normal" officeooo:rsid="004e57c1" officeooo:paragraph-rsid="004e57c1" style:font-weight-asian="normal" style:font-weight-complex="normal"/>
    </style:style>
    <style:style style:name="P66" style:family="paragraph" style:parent-style-name="Text_20_body" style:list-style-name="L4">
      <style:text-properties fo:font-weight="normal" officeooo:rsid="004eda23" officeooo:paragraph-rsid="004eda23" style:font-weight-asian="normal" style:font-weight-complex="normal"/>
    </style:style>
    <style:style style:name="P67" style:family="paragraph" style:parent-style-name="Text_20_body" style:list-style-name="L3">
      <style:text-properties officeooo:rsid="003ce573" officeooo:paragraph-rsid="003ce573"/>
    </style:style>
    <style:style style:name="P68" style:family="paragraph" style:parent-style-name="Text_20_body" style:list-style-name="L3">
      <style:text-properties officeooo:rsid="0042b4af" officeooo:paragraph-rsid="0042b4af"/>
    </style:style>
    <style:style style:name="P69" style:family="paragraph" style:parent-style-name="Text_20_body" style:list-style-name="L3">
      <style:text-properties officeooo:rsid="00445b20" officeooo:paragraph-rsid="00445b20"/>
    </style:style>
    <style:style style:name="P70" style:family="paragraph" style:parent-style-name="Text_20_body" style:list-style-name="L3">
      <style:text-properties officeooo:rsid="0045417f" officeooo:paragraph-rsid="0045417f"/>
    </style:style>
    <style:style style:name="P71" style:family="paragraph" style:parent-style-name="Text_20_body" style:list-style-name="L3">
      <style:text-properties officeooo:rsid="00454f24" officeooo:paragraph-rsid="00458deb"/>
    </style:style>
    <style:style style:name="P72" style:family="paragraph" style:parent-style-name="Text_20_body" style:list-style-name="L4">
      <style:text-properties officeooo:paragraph-rsid="00475f2e"/>
    </style:style>
    <style:style style:name="P73" style:family="paragraph" style:parent-style-name="Text_20_body" style:list-style-name="L4">
      <style:text-properties officeooo:paragraph-rsid="00479b47"/>
    </style:style>
    <style:style style:name="P74" style:family="paragraph" style:parent-style-name="Text_20_body" style:list-style-name="L4">
      <style:text-properties officeooo:paragraph-rsid="00485cb5"/>
    </style:style>
    <style:style style:name="P75" style:family="paragraph" style:parent-style-name="Text_20_body" style:list-style-name="L4">
      <style:text-properties officeooo:paragraph-rsid="0049eda4"/>
    </style:style>
    <style:style style:name="P76" style:family="paragraph" style:parent-style-name="Text_20_body" style:list-style-name="L4">
      <style:text-properties officeooo:paragraph-rsid="004a0ca5"/>
    </style:style>
    <style:style style:name="P77" style:family="paragraph" style:parent-style-name="Text_20_body" style:list-style-name="L4">
      <style:text-properties officeooo:paragraph-rsid="004b4e7a"/>
    </style:style>
    <style:style style:name="P78" style:family="paragraph" style:parent-style-name="Text_20_body" style:list-style-name="L4">
      <style:text-properties officeooo:paragraph-rsid="004b71c1"/>
    </style:style>
    <style:style style:name="P79" style:family="paragraph" style:parent-style-name="Text_20_body" style:list-style-name="L4">
      <style:text-properties officeooo:paragraph-rsid="004c5dcd"/>
    </style:style>
    <style:style style:name="P80" style:family="paragraph" style:parent-style-name="Text_20_body" style:list-style-name="L4">
      <style:text-properties officeooo:paragraph-rsid="004e57c1"/>
    </style:style>
    <style:style style:name="P81" style:family="paragraph" style:parent-style-name="Text_20_body" style:list-style-name="L4">
      <style:text-properties officeooo:rsid="00479b47" officeooo:paragraph-rsid="00479b47"/>
    </style:style>
    <style:style style:name="P82" style:family="paragraph" style:parent-style-name="Text_20_body" style:list-style-name="L4">
      <style:text-properties officeooo:rsid="004b4e7a" officeooo:paragraph-rsid="004b4e7a"/>
    </style:style>
    <style:style style:name="T1" style:family="text">
      <style:text-properties officeooo:rsid="001e3043"/>
    </style:style>
    <style:style style:name="T2" style:family="text">
      <style:text-properties style:font-name="Libertinus Sans1"/>
    </style:style>
    <style:style style:name="T3" style:family="text">
      <style:text-properties style:font-name="Libertinus Sans1" officeooo:rsid="001e3043"/>
    </style:style>
    <style:style style:name="T4" style:family="text">
      <style:text-properties style:font-name="Libertinus Sans1" officeooo:rsid="001ee778"/>
    </style:style>
    <style:style style:name="T5" style:family="text">
      <style:text-properties style:font-name="Libertinus Sans1" officeooo:rsid="001f409c"/>
    </style:style>
    <style:style style:name="T6" style:family="text">
      <style:text-properties style:font-name="Libertinus Sans1" officeooo:rsid="001fe0b3"/>
    </style:style>
    <style:style style:name="T7" style:family="text">
      <style:text-properties style:font-name="Libertinus Sans1" officeooo:rsid="002054d4"/>
    </style:style>
    <style:style style:name="T8" style:family="text">
      <style:text-properties style:font-name="Libertinus Sans1" officeooo:rsid="0020a729"/>
    </style:style>
    <style:style style:name="T9" style:family="text">
      <style:text-properties style:font-name="Libertinus Sans1" officeooo:rsid="00221e0f"/>
    </style:style>
    <style:style style:name="T10" style:family="text">
      <style:text-properties style:font-name="Libertinus Sans1" officeooo:rsid="002283c8"/>
    </style:style>
    <style:style style:name="T11" style:family="text">
      <style:text-properties style:font-name="Libertinus Sans1" officeooo:rsid="0023e20f"/>
    </style:style>
    <style:style style:name="T12" style:family="text">
      <style:text-properties style:font-name="Libertinus Sans1" officeooo:rsid="0025765a"/>
    </style:style>
    <style:style style:name="T13" style:family="text">
      <style:text-properties style:font-name="Libertinus Sans1" officeooo:rsid="002592da"/>
    </style:style>
    <style:style style:name="T14" style:family="text">
      <style:text-properties style:font-name="Libertinus Sans1" officeooo:rsid="002b66f5"/>
    </style:style>
    <style:style style:name="T15" style:family="text">
      <style:text-properties style:font-name="Libertinus Sans1" officeooo:rsid="002d4865"/>
    </style:style>
    <style:style style:name="T16" style:family="text">
      <style:text-properties style:font-name="Libertinus Sans1" officeooo:rsid="002fb4a4"/>
    </style:style>
    <style:style style:name="T17" style:family="text">
      <style:text-properties style:font-name="Libertinus Sans1" officeooo:rsid="00314cb3"/>
    </style:style>
    <style:style style:name="T18" style:family="text">
      <style:text-properties style:font-name="Libertinus Sans1" officeooo:rsid="0031c9b6"/>
    </style:style>
    <style:style style:name="T19" style:family="text">
      <style:text-properties style:font-name="Libertinus Sans1" officeooo:rsid="00336a10"/>
    </style:style>
    <style:style style:name="T20" style:family="text">
      <style:text-properties style:font-name="Libertinus Sans1" fo:font-weight="bold" style:font-weight-asian="bold" style:font-weight-complex="bold"/>
    </style:style>
    <style:style style:name="T21" style:family="text">
      <style:text-properties style:font-name="Libertinus Sans1" fo:font-weight="bold" officeooo:rsid="0033b4ff" style:font-weight-asian="bold" style:font-weight-complex="bold"/>
    </style:style>
    <style:style style:name="T22" style:family="text">
      <style:text-properties style:font-name="Libertinus Sans1" fo:font-weight="bold" officeooo:rsid="001e3043" style:font-weight-asian="bold" style:font-weight-complex="bold"/>
    </style:style>
    <style:style style:name="T23" style:family="text">
      <style:text-properties style:font-name="Libertinus Sans1" officeooo:rsid="0033b4ff"/>
    </style:style>
    <style:style style:name="T24" style:family="text">
      <style:text-properties style:font-name="Libertinus Sans1" officeooo:rsid="00356d05"/>
    </style:style>
    <style:style style:name="T25" style:family="text">
      <style:text-properties style:font-name="Libertinus Sans1" fo:font-weight="normal" style:font-weight-asian="normal" style:font-weight-complex="normal"/>
    </style:style>
    <style:style style:name="T26" style:family="text">
      <style:text-properties style:font-name="Libertinus Sans1" fo:font-weight="normal" officeooo:rsid="0033b4ff" style:font-weight-asian="normal" style:font-weight-complex="normal"/>
    </style:style>
    <style:style style:name="T27" style:family="text">
      <style:text-properties style:font-name="Libertinus Sans1" fo:font-weight="normal" officeooo:rsid="0036e337" style:font-weight-asian="normal" style:font-weight-complex="normal"/>
    </style:style>
    <style:style style:name="T28" style:family="text">
      <style:text-properties style:font-name="Libertinus Sans1" fo:font-weight="normal" officeooo:rsid="0037efa2" style:font-weight-asian="normal" style:font-weight-complex="normal"/>
    </style:style>
    <style:style style:name="T29" style:family="text">
      <style:text-properties style:font-name="Libertinus Sans1" fo:font-weight="normal" officeooo:rsid="003b75d2" style:font-weight-asian="normal" style:font-weight-complex="normal"/>
    </style:style>
    <style:style style:name="T30" style:family="text">
      <style:text-properties style:font-name="Libertinus Sans1" fo:font-weight="normal" officeooo:rsid="004173d7" style:font-weight-asian="normal" style:font-weight-complex="normal"/>
    </style:style>
    <style:style style:name="T31" style:family="text">
      <style:text-properties style:font-name="Libertinus Sans1" fo:font-weight="normal" officeooo:rsid="00411d30" style:font-weight-asian="normal" style:font-weight-complex="normal"/>
    </style:style>
    <style:style style:name="T32" style:family="text">
      <style:text-properties style:font-name="Libertinus Sans1" fo:font-weight="normal" officeooo:rsid="0042b4af" style:font-weight-asian="normal" style:font-weight-complex="normal"/>
    </style:style>
    <style:style style:name="T33" style:family="text">
      <style:text-properties style:font-name="Libertinus Sans1" fo:font-weight="normal" officeooo:rsid="00445b20" style:font-weight-asian="normal" style:font-weight-complex="normal"/>
    </style:style>
    <style:style style:name="T34" style:family="text">
      <style:text-properties style:font-name="Libertinus Sans1" fo:font-weight="normal" officeooo:rsid="0045417f" style:font-weight-asian="normal" style:font-weight-complex="normal"/>
    </style:style>
    <style:style style:name="T35" style:family="text">
      <style:text-properties style:font-name="Libertinus Sans1" fo:font-weight="normal" officeooo:rsid="00454f24" style:font-weight-asian="normal" style:font-weight-complex="normal"/>
    </style:style>
    <style:style style:name="T36" style:family="text">
      <style:text-properties style:font-name="Libertinus Sans1" fo:font-weight="normal" officeooo:rsid="00475f2e" style:font-weight-asian="normal" style:font-weight-complex="normal"/>
    </style:style>
    <style:style style:name="T37" style:family="text">
      <style:text-properties style:font-name="Libertinus Sans1" fo:font-weight="normal" officeooo:rsid="00479b47" style:font-weight-asian="normal" style:font-weight-complex="normal"/>
    </style:style>
    <style:style style:name="T38" style:family="text">
      <style:text-properties style:font-name="Libertinus Sans1" fo:font-weight="normal" officeooo:rsid="00485cb5" style:font-weight-asian="normal" style:font-weight-complex="normal"/>
    </style:style>
    <style:style style:name="T39" style:family="text">
      <style:text-properties style:font-name="Libertinus Sans1" fo:font-weight="normal" officeooo:rsid="0049eda4" style:font-weight-asian="normal" style:font-weight-complex="normal"/>
    </style:style>
    <style:style style:name="T40" style:family="text">
      <style:text-properties style:font-name="Libertinus Sans1" fo:font-weight="normal" officeooo:rsid="004a0ca5" style:font-weight-asian="normal" style:font-weight-complex="normal"/>
    </style:style>
    <style:style style:name="T41" style:family="text">
      <style:text-properties style:font-name="Libertinus Sans1" officeooo:rsid="0036e337"/>
    </style:style>
    <style:style style:name="T42" style:family="text">
      <style:text-properties style:font-name="Libertinus Sans1" officeooo:rsid="0037efa2"/>
    </style:style>
    <style:style style:name="T43" style:family="text">
      <style:text-properties style:font-name="Libertinus Sans1" officeooo:rsid="003a294c"/>
    </style:style>
    <style:style style:name="T44" style:family="text">
      <style:text-properties style:font-name="Libertinus Sans1" officeooo:rsid="003b75d2"/>
    </style:style>
    <style:style style:name="T45" style:family="text">
      <style:text-properties style:font-name="Libertinus Sans1" officeooo:rsid="004173d7"/>
    </style:style>
    <style:style style:name="T46" style:family="text">
      <style:text-properties style:font-name="Libertinus Sans1" fo:font-size="11pt"/>
    </style:style>
    <style:style style:name="T47" style:family="text">
      <style:text-properties style:font-name="Libertinus Sans1" fo:font-size="11pt" fo:font-weight="normal" style:font-weight-asian="normal" style:font-weight-complex="normal"/>
    </style:style>
    <style:style style:name="T48" style:family="text">
      <style:text-properties style:font-name="Libertinus Sans1" fo:font-size="11pt" fo:font-weight="normal" officeooo:rsid="004a0ca5" style:font-weight-asian="normal" style:font-weight-complex="normal"/>
    </style:style>
    <style:style style:name="T49" style:family="text">
      <style:text-properties style:font-name="Libertinus Sans1" fo:font-size="11pt" fo:font-weight="normal" officeooo:rsid="004173d7" style:font-weight-asian="normal" style:font-weight-complex="normal"/>
    </style:style>
    <style:style style:name="T50" style:family="text">
      <style:text-properties style:font-name="Libertinus Sans1" fo:font-size="11pt" fo:font-weight="normal" officeooo:rsid="0033b4ff" style:font-weight-asian="normal" style:font-weight-complex="normal"/>
    </style:style>
    <style:style style:name="T51" style:family="text">
      <style:text-properties style:font-name="Libertinus Sans1" fo:font-size="11pt" fo:font-weight="normal" officeooo:rsid="004b4e7a" style:font-weight-asian="normal" style:font-weight-complex="normal"/>
    </style:style>
    <style:style style:name="T52" style:family="text">
      <style:text-properties style:font-name="Libertinus Sans1" fo:font-size="11pt" fo:font-weight="normal" officeooo:rsid="004b71c1" style:font-weight-asian="normal" style:font-weight-complex="normal"/>
    </style:style>
    <style:style style:name="T53" style:family="text">
      <style:text-properties style:font-name="Libertinus Sans1" fo:font-size="11pt" fo:font-weight="normal" officeooo:rsid="004c5dcd" style:font-weight-asian="normal" style:font-weight-complex="normal"/>
    </style:style>
    <style:style style:name="T54" style:family="text">
      <style:text-properties style:font-name="Libertinus Sans1" fo:font-size="11pt" fo:font-weight="normal" officeooo:rsid="004e57c1" style:font-weight-asian="normal" style:font-weight-complex="normal"/>
    </style:style>
    <style:style style:name="T55" style:family="text">
      <style:text-properties style:font-name="Libertinus Sans1" fo:font-size="11pt" fo:font-weight="bold" officeooo:rsid="0033b4ff" style:font-weight-asian="bold" style:font-weight-complex="bold"/>
    </style:style>
    <style:style style:name="T56" style:family="text">
      <style:text-properties style:font-name="Libertinus Sans1" fo:font-size="11pt" officeooo:rsid="0033b4ff"/>
    </style:style>
    <style:style style:name="T57" style:family="text">
      <style:text-properties style:font-name="Libertinus Sans1" fo:font-size="11pt" officeooo:rsid="004173d7"/>
    </style:style>
    <style:style style:name="T58" style:family="text">
      <style:text-properties officeooo:rsid="001ee778"/>
    </style:style>
    <style:style style:name="T59" style:family="text">
      <style:text-properties officeooo:rsid="001f409c"/>
    </style:style>
    <style:style style:name="T60" style:family="text">
      <style:text-properties fo:font-weight="bold" officeooo:rsid="0033b4ff" style:font-weight-asian="bold" style:font-weight-complex="bold"/>
    </style:style>
    <style:style style:name="T61" style:family="text">
      <style:text-properties fo:font-weight="bold" officeooo:rsid="001e3043" style:font-weight-asian="bold" style:font-weight-complex="bold"/>
    </style:style>
    <style:style style:name="T62" style:family="text">
      <style:text-properties officeooo:rsid="00356d05"/>
    </style:style>
    <style:style style:name="T63" style:family="text">
      <style:text-properties officeooo:rsid="003a294c"/>
    </style:style>
    <style:style style:name="T64" style:family="text">
      <style:text-properties officeooo:rsid="004173d7"/>
    </style:style>
    <style:style style:name="T65" style:family="text">
      <style:text-properties officeooo:rsid="00458deb"/>
    </style:style>
    <style:style style:name="T66" style:family="text">
      <style:text-properties style:font-name="Liberation Sans" fo:font-size="18.2000007629395pt" fo:font-weight="bold" officeooo:rsid="00458deb" style:font-name-asian="Source Han Sans SC" style:font-size-asian="18.2000007629395pt" style:font-weight-asian="bold" style:font-name-complex="Mangal" style:font-size-complex="18.2000007629395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ottlenecks Uncovered: A Component-Wise Breakdown of the Runtime of an OLTP System</text:p>
      <text:list xml:id="list2305852751" text:style-name="L1">
        <text:list-item>
          <text:p text:style-name="P3"><text:span text:style-name="T1">Potentiale für die Geschwindigkeitsoptimierung von OLTP Systemen </text:span><text:span text:style-name="T60">(</text:span><text:span text:style-name="T21">©</text:span><text:span text:style-name="T60">)</text:span></text:p>
        </text:list-item>
        <text:list-item>
          <text:p text:style-name="P3"><text:span text:style-name="T1">2. Kapitel: </text:span><text:span text:style-name="T3">Titelgebend → Wiederholung der Messungen aus „OLTP through the Looking Glass, and What We Found There“ </text:span><text:span text:style-name="T5">von Harizopoulos et alii</text:span></text:p>
          <text:list>
            <text:list-item>
              <text:p text:style-name="P45"><text:span text:style-name="T2">Vorstellung der Messsoftware</text:span></text:p>
            </text:list-item>
            <text:list-item>
              <text:p text:style-name="P45"><text:span text:style-name="T2">Messergebnisse für verschiedene Workloads</text:span></text:p>
            </text:list-item>
            <text:list-item>
              <text:p text:style-name="P45"><text:span text:style-name="T2">Ableitbare Optimierungen</text:span></text:p>
            </text:list-item>
          </text:list>
        </text:list-item>
        <text:list-item>
          <text:p text:style-name="P4"><text:span text:style-name="T3">1. </text:span><text:span text:style-name="T4">Kapitel: Speziell: Seitenersetzungsstrategien </text:span><text:span text:style-name="T23">für</text:span><text:span text:style-name="T4"> DBMS</text:span></text:p>
          <text:list>
            <text:list-item>
              <text:p text:style-name="P45"><text:span text:style-name="T4">K</text:span><text:span text:style-name="T2">lassifikation</text:span></text:p>
            </text:list-item>
            <text:list-item>
              <text:p text:style-name="P45"><text:span text:style-name="T2">Vorstellung einiger konkreter Implementierungen und Parametrisierungen</text:span></text:p>
            </text:list-item>
            <text:list-item>
              <text:p text:style-name="P46"><text:span text:style-name="T2">Messergebnisse</text:span><text:span text:style-name="T3"> </text:span><text:span text:style-name="T20">(©)</text:span></text:p>
            </text:list-item>
          </text:list>
        </text:list-item>
      </text:list>
      <text:h text:style-name="P1" text:outline-level="1">Seitenersetzungsalgorithmen im DB-Puffer<text:span text:style-name="T1"> </text:span><text:span text:style-name="T60">(</text:span><text:span text:style-name="T21">©</text:span><text:span text:style-name="T60">)</text:span></text:h>
      <text:list xml:id="list932802265" text:style-name="L3">
        <text:list-item>
          <text:p text:style-name="P47">DB-Puffer: Kopien der DB-Seiten vom Sekundärspeicher gecacht</text:p>
        </text:list-item>
        <text:list-item>
          <text:p text:style-name="P47">Obere DBMS-Schichten: Fixen und unfixen DB-Seiten beim DB-Puffern</text:p>
        </text:list-item>
        <text:list-item>
          <text:p text:style-name="P47">DB-Puffer: Falls vorhanden → sofort zurückliefern / sonst → holen per fetch</text:p>
        </text:list-item>
        <text:list-item>
          <text:p text:style-name="P47">Seitenersetzungsalgorithmus: Wählt DB-Seite für Verdrängung falls DB-Puffer voll</text:p>
        </text:list-item>
        <text:list-item>
          <text:p text:style-name="P6"><text:span text:style-name="T24">U.a. gefixte DB-Seiten</text:span><text:span text:style-name="T58"> können </text:span><text:span text:style-name="T24">nicht</text:span><text:span text:style-name="T58"> ersetzt werden</text:span></text:p>
        </text:list-item>
        <text:list-item>
          <text:p text:style-name="P16"><text:span text:style-name="T63">durch größeren RAM </text:span><text:span text:style-name="T43">geht heute fast alle in-memory → kein DB-Puffer mehr nötig</text:span></text:p>
        </text:list-item>
        <text:list-item>
          <text:p text:style-name="P5">viele Algorithmen wurden <text:span text:style-name="T59">seit Entwicklung virtueller Speicherverwaltung Ende 50er/Anfang 60er </text:span>vorgeschlagen</text:p>
        </text:list-item>
        <text:list-item>
          <text:p text:style-name="P12"><text:span text:style-name="T59">Erste systematische Klassifikation durch László Bélády: </text:span><text:span text:style-name="T62">A</text:span><text:span text:style-name="T5">nhand der Informationen, welche als Auswahlkriterien für die Seitenersetzung benutzt/gespeichert werden</text:span><text:span text:style-name="T3"> </text:span><text:span text:style-name="T21">(©)</text:span></text:p>
          <text:list>
            <text:list-item>
              <text:p text:style-name="P12"><text:span text:style-name="T5">Klasse 1: Keine Statistiken ü</text:span><text:span text:style-name="T24">ber Referenzverhalten</text:span><text:span text:style-name="T5"> → Wahrscheinlichkeit für erneute Referenzierung gleich für jede Seite im Puffer</text:span><text:span text:style-name="T3"> </text:span><text:span text:style-name="T21">(©)</text:span><text:span text:style-name="T5"> → RANDOM und FIFO</text:span><text:span text:style-name="T3"> </text:span><text:span text:style-name="T21">(©)</text:span></text:p>
            </text:list-item>
            <text:list-item>
              <text:p text:style-name="P23"><text:span text:style-name="T2">Klasse 2: </text:span><text:span text:style-name="T6">Statistiken über Seitenreferenzen aller Seiten im Puffer seit deren Einlagerung</text:span><text:span text:style-name="T3"> </text:span><text:span text:style-name="T21">(©)</text:span><text:span text:style-name="T6"> → Klassische Strategien wie LFU, LRU und CLOCK, aber auch LeanStore</text:span><text:span text:style-name="T3"> </text:span><text:span text:style-name="T21">(©)</text:span></text:p>
            </text:list-item>
            <text:list-item>
              <text:p text:style-name="P25"><text:span text:style-name="T2">Klasse 3: Statistiken auch über Seiten, welche nicht im Puffer sind → würde auch Statistiken außerhalb des RAM beinhalten, aber heute meist einfach gespeichert, </text:span><text:soft-page-break/><text:span text:style-name="T2">welche Seiten zuletzt verdrängt wurden</text:span><text:span text:style-name="T3"> </text:span><text:span text:style-name="T21">(©)</text:span><text:span text:style-name="T2"> → ARC, LIRS und deren optimierte Varianten CAR und CLOCK-Pro</text:span><text:span text:style-name="T3"> </text:span><text:span text:style-name="T21">(©)</text:span></text:p>
            </text:list-item>
          </text:list>
        </text:list-item>
        <text:list-item>
          <text:p text:style-name="P7"><text:span text:style-name="T6">zweidimensionale Klassifikation speziell im Kontext von DBMS: Durch Effelsberg und Härder → in diesem Fall ein wenig erweitert zur besseren Darstellung von Grenzfällen </text:span></text:p>
          <text:list>
            <text:list-item>
              <text:p text:style-name="P24"><text:span text:style-name="T2">x-Richtung: </text:span><text:span text:style-name="T24">Berücksichtigung der</text:span><text:span text:style-name="T7"> Zeitspanne seit bestimmte</text:span><text:span text:style-name="T12">r</text:span><text:span text:style-name="T7"> Seitenreferenz → kürzer heißt eher behalten</text:span></text:p>
            </text:list-item>
            <text:list-item>
              <text:p text:style-name="P12"><text:span text:style-name="T7">y-Richtung: </text:span><text:span text:style-name="T24">Berücksichtigung eines bestimmten </text:span><text:span text:style-name="T7">Umfang </text:span><text:span text:style-name="T24">von</text:span><text:span text:style-name="T7"> Seitenreferenzen</text:span><text:span text:style-name="T3"> </text:span><text:span text:style-name="T21">(©)</text:span></text:p>
            </text:list-item>
            <text:list-item>
              <text:p text:style-name="P26"><text:span text:style-name="T24">Zur besseren Darstellbarkeit: </text:span><text:span text:style-name="T2">Ergänzungen</text:span><text:span text:style-name="T3"> </text:span><text:span text:style-name="T21">(©)</text:span><text:span text:style-name="T2"> jeweils zwischen Beachtung einer</text:span><text:span text:style-name="T3"> </text:span><text:span text:style-name="T21">(©)</text:span><text:span text:style-name="T2"> und aller Referenzen einer Seite seit Einlagerung</text:span></text:p>
            </text:list-item>
            <text:list-item>
              <text:p text:style-name="P29"><text:span text:style-name="T2">alle hier eingeordnete Seitenersetzungsalgorithmen hier verglichen</text:span><text:span text:style-name="T3"> </text:span><text:span text:style-name="T21">(©)</text:span></text:p>
            </text:list-item>
            <text:list-item>
              <text:p text:style-name="P12"><text:span text:style-name="T7">RANDOM: berücksichtigt keine vergangenen Seitenreferenzen</text:span><text:span text:style-name="T3"> </text:span><text:span text:style-name="T21">(©)</text:span></text:p>
            </text:list-item>
            <text:list-item>
              <text:p text:style-name="P12"><text:span text:style-name="T7">FIFO: am frühsten eingelagerte Seite wird ersetzt → lässt sich streng genommen in einem DBMS nicht implementieren</text:span><text:span text:style-name="T3"> </text:span><text:span text:style-name="T21">(©)</text:span></text:p>
            </text:list-item>
            <text:list-item>
              <text:p text:style-name="P12"><text:span text:style-name="T7">FILO: gegenteilig und irrelevant </text:span><text:span text:style-name="T8">für globale Speicherzuteilung im DB-Puffer</text:span><text:span text:style-name="T3"> </text:span><text:span text:style-name="T21">(©)</text:span></text:p>
            </text:list-item>
            <text:list-item>
              <text:p text:style-name="P28"><text:span text:style-name="T2">LRU: größte Zeitspanne seit letzter Referenz → ersetzen</text:span><text:span text:style-name="T3"> </text:span><text:span text:style-name="T21">(©)</text:span></text:p>
            </text:list-item>
            <text:list-item>
              <text:p text:style-name="P12"><text:span text:style-name="T8">MRU: für LRU was FILO für FIFO</text:span><text:span text:style-name="T3"> </text:span><text:span text:style-name="T21">(©)</text:span></text:p>
            </text:list-item>
            <text:list-item>
              <text:p text:style-name="P28"><text:span text:style-name="T2">LRU-K: größte Zeitspanne seit k. letzter Referenz jeder Seite im Puffer, Seiten mit weniger als k Referenzen zuerst ersetzen</text:span><text:span text:style-name="T3"> </text:span><text:span text:style-name="T21">(©)</text:span></text:p>
            </text:list-item>
            <text:list-item>
              <text:p text:style-name="P12"><text:span text:style-name="T8">Segmented LRU: Bevorzugung mehrfach referenzierter Seiten</text:span><text:span text:style-name="T3"> </text:span><text:span text:style-name="T21">(©)</text:span></text:p>
            </text:list-item>
            <text:list-item>
              <text:p text:style-name="P28"><text:span text:style-name="T2">CLOCK: Skalierbarere Approximation von LRU</text:span><text:span text:style-name="T3"> </text:span><text:span text:style-name="T21">(©)</text:span></text:p>
            </text:list-item>
            <text:list-item>
              <text:p text:style-name="P28"><text:span text:style-name="T2">ZCLOCK: RANDOM mit Second Chance</text:span><text:span text:style-name="T3"> </text:span><text:span text:style-name="T21">(©)</text:span></text:p>
            </text:list-item>
            <text:list-item>
              <text:p text:style-name="P27"><text:span text:style-name="T2">GCLOCK: </text:span><text:span text:style-name="T9">Verallgemeinerung von CLOCK mit Referenzzählern statt Referenz-Bits</text:span></text:p>
              <text:list>
                <text:list-item>
                  <text:p text:style-name="P29"><text:span text:style-name="T2">V1: Alle Seitenreferenzen werden berücksichtigt → Referenzzähler wird erhöht</text:span><text:span text:style-name="T3"> </text:span><text:span text:style-name="T21">(©)</text:span></text:p>
                </text:list-item>
                <text:list-item>
                  <text:p text:style-name="P29"><text:span text:style-name="T2">V2: Nur letzte Seitenreferenz wird berücksichtigt → Referenzzähler wird auf</text:span><text:span text:style-name="T3"> </text:span><text:span text:style-name="T21">(©)</text:span><text:span text:style-name="T2"> festen Wert gesetzt</text:span></text:p>
                </text:list-item>
              </text:list>
            </text:list-item>
            <text:list-item>
              <text:p text:style-name="P29"><text:span text:style-name="T2">DGCLOCK: Wie GCLOCK aber mit</text:span><text:span text:style-name="T3"> </text:span><text:span text:style-name="T21">(©)</text:span><text:span text:style-name="T2"> unterschiedlichen Parametern pro Seitentyp</text:span><text:span text:style-name="T3"> </text:span><text:span text:style-name="T21">(©)</text:span></text:p>
            </text:list-item>
            <text:list-item>
              <text:p text:style-name="P29"><text:span text:style-name="T2">LFU: Am seltensten </text:span><text:span text:style-name="T12">r</text:span><text:span text:style-name="T2">eferenzierte Seite ersetzen → viele Probleme</text:span><text:span text:style-name="T3"> </text:span><text:span text:style-name="T21">(©)</text:span></text:p>
            </text:list-item>
            <text:list-item>
              <text:p text:style-name="P12"><text:span text:style-name="T9">LFUDA: Rettung für LFU → gezielte Lösung des Hauptproblems</text:span><text:span text:style-name="T3"> </text:span><text:span text:style-name="T21">(©)</text:span></text:p>
            </text:list-item>
            <text:list-item>
              <text:p text:style-name="P29"><text:span text:style-name="T2">LRD: </text:span><text:span text:style-name="T10">Referenzdichte als Kriterium → Wie viele der Seitenreferenzen seit Einlagerung auf bestimmte Seite</text:span><text:span text:style-name="T3"> </text:span><text:span text:style-name="T21">(©)</text:span></text:p>
              <text:list>
                <text:list-item>
                  <text:p text:style-name="P30"><text:span text:style-name="T2">V2: Durch Alterung (reduzieren des Referenzzählers) werden älteste Seitenreferenzen je Seite nicht mehr/weniger berücksichtigt</text:span><text:span text:style-name="T3"> </text:span><text:span text:style-name="T21">(©)</text:span></text:p>
                </text:list-item>
              </text:list>
            </text:list-item>
            <text:list-item>
              <text:p text:style-name="P12"><text:span text:style-name="T10">LeanStore: Nutzt u.a. Pointer Swizzling im DB-Puffer um ohne großen Overhead um Seiten im Working Set von den anderen zu unterscheiden</text:span><text:span text:style-name="T3"> </text:span><text:span text:style-name="T21">(©)</text:span></text:p>
            </text:list-item>
          </text:list>
        </text:list-item>
        <text:list-item>
          <text:p text:style-name="P12"><text:soft-page-break/><text:span text:style-name="T11">LRU</text:span><text:span text:style-name="T3"> </text:span><text:span text:style-name="T21">(©)</text:span><text:span text:style-name="T11">: Zwei Implementierungsvarianten</text:span></text:p>
          <text:list>
            <text:list-item>
              <text:p text:style-name="P31"><text:span text:style-name="T2">auf einer Doubly Linked List basierende „klassischer“ Implementierung</text:span><text:span text:style-name="T3"> </text:span><text:span text:style-name="T21">(©)</text:span></text:p>
            </text:list-item>
            <text:list-item>
              <text:p text:style-name="P8"><text:span text:style-name="T11">Doubly Linked List mit Direktzugriff über Array oder Hash Map</text:span></text:p>
            </text:list-item>
            <text:list-item>
              <text:p text:style-name="P31"><text:span text:style-name="T2">Bei Seitenreferenz wird entsprechender Pufferindex in Queue nach hinten bewegt → vordere Seite wird bei Bedarf ersetzt</text:span><text:span text:style-name="T3"> </text:span><text:span text:style-name="T21">(©)</text:span></text:p>
            </text:list-item>
            <text:list-item>
              <text:p text:style-name="P9"><text:span text:style-name="T13">Zweite Implementierung speichert Zeitstempel der jüngsten Referenz jeder Seite → Seite mit ältestem Zeitstempel wird ersetzt</text:span></text:p>
            </text:list-item>
            <text:list-item>
              <text:p text:style-name="P32"><text:span text:style-name="T2">Damit aber der minimal Zeitstempel nicht erschöpfend gesucht werden muss werden die Zeitstempel aus liveTimestamps regelmäßig in LRUqueue0 bzw. LRUqueue1 einsortiert</text:span></text:p>
            </text:list-item>
            <text:list-item>
              <text:p text:style-name="P32"><text:span text:style-name="T2">zwei Queues erlauben hier das asynchrone Sortieren</text:span></text:p>
            </text:list-item>
            <text:list-item>
              <text:p text:style-name="P12"><text:span text:style-name="T13">durch kopieren der Zeitstempel können zwischenzeitlich Referenzierte Seiten ausgefiltert werden</text:span><text:span text:style-name="T3"> </text:span><text:span text:style-name="T21">(©)</text:span></text:p>
            </text:list-item>
          </text:list>
        </text:list-item>
        <text:list-item>
          <text:p text:style-name="P33"><text:span text:style-name="T2">LRU-K:</text:span><text:span text:style-name="T3"> </text:span><text:span text:style-name="T21">(©)</text:span><text:span text:style-name="T2"> Beide LRU Implementierungen können verwendet werden</text:span><text:span text:style-name="T22"> </text:span><text:span text:style-name="T21">(©)</text:span></text:p>
          <text:list>
            <text:list-item>
              <text:p text:style-name="P48">Hash-Map-Doubly-Linked-List<text:span text:style-name="T61"> </text:span><text:span text:style-name="T60">(©)</text:span></text:p>
              <text:list>
                <text:list-item>
                  <text:p text:style-name="P48">In der Queue sind IDs von Seitenreferenzen statt Pufferindizes<text:span text:style-name="T61"> </text:span><text:span text:style-name="T60">(©)</text:span></text:p>
                </text:list-item>
                <text:list-item>
                  <text:p text:style-name="P48">Ghostreferenzen werden vorne in einem eigenen Teil der Queue in LRU-Reihenfolge einsortiert<text:span text:style-name="T61"> </text:span><text:span text:style-name="T60">(©)</text:span></text:p>
                </text:list-item>
                <text:list-item>
                  <text:p text:style-name="P48">Werden bei Seiten mit weniger als k Referenzen verwendet<text:span text:style-name="T61"> </text:span><text:span text:style-name="T60">(©)</text:span></text:p>
                </text:list-item>
              </text:list>
            </text:list-item>
            <text:list-item>
              <text:p text:style-name="P48">Timestamp-Sorting<text:span text:style-name="T61"> </text:span><text:span text:style-name="T60">(©)</text:span></text:p>
              <text:list>
                <text:list-item>
                  <text:p text:style-name="P49">k Zeitstempel pro Pufferrahmen</text:p>
                </text:list-item>
                <text:list-item>
                  <text:p text:style-name="P53"><text:span text:style-name="T25">Ghostreferenzen werden durch Zeitstempel weit in der Vergangenheit realisiert</text:span><text:span text:style-name="T22"> </text:span><text:span text:style-name="T21">(©)</text:span></text:p>
                </text:list-item>
              </text:list>
            </text:list-item>
          </text:list>
        </text:list-item>
        <text:list-item>
          <text:p text:style-name="P34"><text:span text:style-name="T2">CLOCK:</text:span><text:span text:style-name="T22"> </text:span><text:span text:style-name="T21">(©)</text:span><text:span text:style-name="T2"> Verschiedene Varianten von CLOCK verglichen</text:span><text:span text:style-name="T22"> </text:span><text:span text:style-name="T21">(©)</text:span></text:p>
          <text:list>
            <text:list-item>
              <text:p text:style-name="P34"><text:span text:style-name="T2">Fix: Referenz-Bit wird bei Seitenfix gesetzt</text:span><text:span text:style-name="T22"> </text:span><text:span text:style-name="T21">(©)</text:span></text:p>
            </text:list-item>
            <text:list-item>
              <text:p text:style-name="P34"><text:span text:style-name="T2">Unfix: Referenz-Bit wird bei Seitenunfix gesetzt</text:span><text:span text:style-name="T22"> </text:span><text:span text:style-name="T21">(©)</text:span></text:p>
            </text:list-item>
            <text:list-item>
              <text:p text:style-name="P34"><text:span text:style-name="T2">FixUnfix: Referenz-Bit wird bei jedem Seitenfix und -unfix gesetzt</text:span><text:span text:style-name="T22"> </text:span><text:span text:style-name="T21">(©)</text:span></text:p>
            </text:list-item>
            <text:list-item>
              <text:p text:style-name="P34"><text:span text:style-name="T2">Full: Referenz-Bit wird auch gesetzt, wenn eine für die Ersetzung ausgewählte Seite doch nicht ersetzt werden kann</text:span></text:p>
            </text:list-item>
            <text:list-item>
              <text:p text:style-name="P13"><text:span text:style-name="T14">→ Unterschied nur falls eine Seite über </text:span><text:span text:style-name="T41">die Dauer </text:span><text:span text:style-name="T14">mehrere</text:span><text:span text:style-name="T41">r</text:span><text:span text:style-name="T14"> Zeigerumdrehungen gefixt </text:span><text:span text:style-name="T41">bleibt</text:span><text:span text:style-name="T22"> </text:span><text:span text:style-name="T21">(©)</text:span></text:p>
            </text:list-item>
            <text:list-item>
              <text:p text:style-name="P34"><text:span text:style-name="T14">L</text:span><text:span text:style-name="T2">inke y-Achse: Transaktionsdurchsatz bei TPC-C, rechte y-Achse: Seitenfehlerrate – alles für verschiedene Puffergrößen bei (quasi) fester Datenbankgröße </text:span><text:span text:style-name="T41">(anfangs rund 14,3GB)</text:span><text:span text:style-name="T22"> </text:span><text:span text:style-name="T21">(©)</text:span></text:p>
            </text:list-item>
            <text:list-item>
              <text:p text:style-name="P13"><text:soft-page-break/><text:span text:style-name="T14">→ Ä</text:span><text:span text:style-name="T41">hnlichkeit →</text:span><text:span text:style-name="T14"> </text:span><text:span text:style-name="T41">nur </text:span><text:span text:style-name="T14">klein</text:span><text:span text:style-name="T41">e</text:span><text:span text:style-name="T14"> Geschwindigkeitsunterschiede</text:span><text:span text:style-name="T22"> </text:span><text:span text:style-name="T21">(©)</text:span><text:span text:style-name="T26"> </text:span><text:span text:style-name="T27">und Unterschiede bei den Seitenfehlerraten</text:span><text:span text:style-name="T14">: Das einzig etwas andere</text:span><text:span text:style-name="T22"> </text:span><text:span text:style-name="T21">(©)</text:span><text:span text:style-name="T14"> Full ist </text:span><text:span text:style-name="T15">für mittlere Puffergrößen </text:span><text:span text:style-name="T14">minimal schneller und wird deshalb beim abschließend Vergleich verwendet</text:span><text:span text:style-name="T22"> </text:span><text:span text:style-name="T21">(©)</text:span></text:p>
            </text:list-item>
          </text:list>
        </text:list-item>
        <text:list-item>
          <text:p text:style-name="P36"><text:span text:style-name="T14">Z</text:span><text:span text:style-name="T2">CLOCK:</text:span><text:span text:style-name="T22"> </text:span><text:span text:style-name="T21">(©)</text:span><text:span text:style-name="T2"> Selbe Varianten wie bei CLOCK verglichen</text:span></text:p>
          <text:list>
            <text:list-item>
              <text:p text:style-name="P13"><text:span text:style-name="T15">Hier ist Full am langsamsten – durch das zufälligere Referenzverhalten können die zusätzlichen Informationen, welche bei Full gesammelt werden nicht genutzt werden und der höhere Overhead verlangsamt diese Variante</text:span><text:span text:style-name="T22"> </text:span><text:span text:style-name="T21">(©)</text:span><text:span text:style-name="T26"> </text:span><text:span text:style-name="T27">bei relevanten Puffergrößen gleiche Miss Rates</text:span><text:span text:style-name="T22"> </text:span><text:span text:style-name="T21">(©)</text:span><text:span text:style-name="T26"> </text:span><text:span text:style-name="T27">Fix wird später verglichen</text:span><text:span text:style-name="T22"> </text:span><text:span text:style-name="T21">(©)</text:span></text:p>
            </text:list-item>
          </text:list>
        </text:list-item>
        <text:list-item>
          <text:p text:style-name="P36"><text:span text:style-name="T41">Generalisierter CLOCK Seitenersetzungsalgorithmus:</text:span><text:span text:style-name="T22"> </text:span><text:span text:style-name="T21">(©) </text:span><text:span text:style-name="T2">GCLOCK-V1:</text:span><text:span text:style-name="T22"> </text:span><text:span text:style-name="T21">(©)</text:span><text:span text:style-name="T2"> Auch mehrere Varianten verglichen</text:span></text:p>
          <text:list>
            <text:list-item>
              <text:p text:style-name="P35"><text:span text:style-name="T2">Erstmal: Parameter</text:span></text:p>
            </text:list-item>
            <text:list-item>
              <text:p text:style-name="P35"><text:span text:style-name="T2">→ Seite in Puffer geholt: Referenzzähler auf F gesetzt</text:span></text:p>
            </text:list-item>
            <text:list-item>
              <text:p text:style-name="P35"><text:span text:style-name="T2">→ Seitenreferenz: Referenzzähler um R erhöht</text:span></text:p>
            </text:list-item>
            <text:list-item>
              <text:p text:style-name="P36"><text:span text:style-name="T2">→ Zeiger streift vorüber: Referenzzähler um 1 gesenkt</text:span><text:span text:style-name="T22"> </text:span><text:span text:style-name="T21">(©)</text:span></text:p>
            </text:list-item>
            <text:list-item>
              <text:p text:style-name="P36"><text:span text:style-name="T2">Fix: Erhöhen um R bei Seitenfix</text:span><text:span text:style-name="T22"> </text:span><text:span text:style-name="T21">(©)</text:span></text:p>
            </text:list-item>
            <text:list-item>
              <text:p text:style-name="P13"><text:span text:style-name="T15">FixFull: Erhöhen auch wenn für Ersetzung gewählte Seite temporär nicht verdrängbar</text:span><text:span text:style-name="T22"> </text:span><text:span text:style-name="T21">(©)</text:span></text:p>
            </text:list-item>
            <text:list-item>
              <text:p text:style-name="P36"><text:span text:style-name="T2">Unfix</text:span><text:span text:style-name="T22"> </text:span><text:span text:style-name="T21">(©)</text:span><text:span text:style-name="T2">, UnfixFull: Äquivalente für Seitenunfix</text:span><text:span text:style-name="T22"> </text:span><text:span text:style-name="T21">(©)</text:span></text:p>
            </text:list-item>
            <text:list-item>
              <text:p text:style-name="P36"><text:span text:style-name="T2">F normal bei 25, R bei 5</text:span><text:span text:style-name="T22"> </text:span><text:span text:style-name="T21">(©)</text:span></text:p>
            </text:list-item>
            <text:list-item>
              <text:p text:style-name="P36"><text:span text:style-name="T2">x2-Varianten: F bei 50, R bei 10</text:span><text:span text:style-name="T22"> </text:span><text:span text:style-name="T21">(©)</text:span></text:p>
            </text:list-item>
            <text:list-item>
              <text:p text:style-name="P37"><text:span text:style-name="T2">→ Bei mittelgroßen DB-Puffern bringen durch die höhere Zykluszeit die zusätzlichen Informationen der Full-Varianten etwas, bei kleineren Puffern nicht</text:span><text:span text:style-name="T22"> </text:span><text:span text:style-name="T21">(©)</text:span></text:p>
            </text:list-item>
            <text:list-item>
              <text:p text:style-name="P37"><text:span text:style-name="T2">→ Das gleiche gilt auch für die x2-Varianten</text:span><text:span text:style-name="T22"> </text:span><text:span text:style-name="T21">(©)</text:span></text:p>
            </text:list-item>
            <text:list-item>
              <text:p text:style-name="P37"><text:span text:style-name="T2">→ Die Seitenfehlraten spiegeln ungefähr das wieder</text:span><text:span text:style-name="T22"> </text:span><text:span text:style-name="T21">(©)</text:span></text:p>
            </text:list-item>
            <text:list-item>
              <text:p text:style-name="P37"><text:span text:style-name="T2">→ FixFull wurde ausgewählt</text:span><text:span text:style-name="T22"> </text:span><text:span text:style-name="T21">(©)</text:span></text:p>
            </text:list-item>
          </text:list>
        </text:list-item>
        <text:list-item>
          <text:p text:style-name="P38"><text:span text:style-name="T2">GCLOCK-V2:</text:span><text:span text:style-name="T22"> </text:span><text:span text:style-name="T21">(©)</text:span><text:span text:style-name="T2"> Gleiche Varianten und Parameterwerte</text:span><text:span text:style-name="T22"> </text:span><text:span text:style-name="T21">(©)</text:span></text:p>
          <text:list>
            <text:list-item>
              <text:p text:style-name="P38"><text:span text:style-name="T2">Unterschied: Bei Seitenreferenz wird Referenzzähler nicht um R erhöht sondern auf R gesetzt (→ durch Parameterwahl Bevorzugung einmalig referenzierter Seiten)</text:span><text:span text:style-name="T22"> </text:span><text:span text:style-name="T21">(©)</text:span></text:p>
            </text:list-item>
            <text:list-item>
              <text:p text:style-name="P38"><text:span text:style-name="T2">→ Geringere Geschwindigkeitsunterschiede als bei V1</text:span><text:span text:style-name="T22"> </text:span><text:span text:style-name="T21">(©)</text:span></text:p>
            </text:list-item>
            <text:list-item>
              <text:p text:style-name="P38"><text:span text:style-name="T2">→ Aber: Ähnliches Verhalten</text:span><text:span text:style-name="T22"> </text:span><text:span text:style-name="T21">(©)</text:span></text:p>
            </text:list-item>
            <text:list-item>
              <text:p text:style-name="P38"><text:span text:style-name="T2">→ UnfixFull wurde ausgewählt</text:span><text:span text:style-name="T22"> </text:span><text:span text:style-name="T21">(©)</text:span></text:p>
            </text:list-item>
          </text:list>
        </text:list-item>
        <text:list-item>
          <text:p text:style-name="P38"><text:span text:style-name="T42">„Dynamisches“ GCLOCK:</text:span><text:span text:style-name="T22"> </text:span><text:span text:style-name="T21">(©)</text:span><text:span text:style-name="T42"> </text:span><text:span text:style-name="T2">DGCLOCK-V1:</text:span><text:span text:style-name="T22"> </text:span><text:span text:style-name="T21">(©)</text:span><text:span text:style-name="T2"> R- und F-Parameter von Seitentyp abhängig</text:span><text:span text:style-name="T22"> </text:span><text:span text:style-name="T21">(©)</text:span></text:p>
          <text:list>
            <text:list-item>
              <text:p text:style-name="P38"><text:span text:style-name="T2">Unfix-Varianten konnten hier nicht implementiert werden</text:span><text:span text:style-name="T22"> </text:span><text:span text:style-name="T21">(©)</text:span></text:p>
            </text:list-item>
            <text:list-item>
              <text:p text:style-name="P38"><text:span text:style-name="T2">Parameterwerte</text:span><text:span text:style-name="T22"> </text:span><text:span text:style-name="T21">(©)</text:span><text:span text:style-name="T2"> unterschidlich je nach B-Baum-Ebene</text:span><text:span text:style-name="T22"> </text:span><text:span text:style-name="T21">(©)</text:span></text:p>
            </text:list-item>
            <text:list-item>
              <text:p text:style-name="P38"><text:soft-page-break/><text:span text:style-name="T2">→ Ebenfalls die Full-Varianten bei mittlerer Puffergröße schneller</text:span><text:span text:style-name="T22"> </text:span><text:span text:style-name="T21">(©)</text:span></text:p>
            </text:list-item>
            <text:list-item>
              <text:p text:style-name="P38"><text:span text:style-name="T21">→ </text:span><text:span text:style-name="T28">x2 Varianten zu hohen Overhead</text:span><text:span text:style-name="T22"> </text:span><text:span text:style-name="T21">(©)</text:span></text:p>
            </text:list-item>
            <text:list-item>
              <text:p text:style-name="P14"><text:span text:style-name="T21">→ </text:span><text:span text:style-name="T28">… bei gleich guten Ersetzungsentscheidungen</text:span><text:span text:style-name="T22"> </text:span><text:span text:style-name="T21">(©)</text:span></text:p>
            </text:list-item>
            <text:list-item>
              <text:p text:style-name="P38"><text:span text:style-name="T2">→ FixFull wurde ausgewählt</text:span><text:span text:style-name="T22"> </text:span><text:span text:style-name="T21">(©)</text:span></text:p>
            </text:list-item>
          </text:list>
        </text:list-item>
        <text:list-item>
          <text:p text:style-name="P39"><text:span text:style-name="T2">DGCLOCK-V2:</text:span><text:span text:style-name="T22"> </text:span><text:span text:style-name="T21">(©)</text:span><text:span text:style-name="T2"> </text:span><text:span text:style-name="T16">Gleiche Varianten und Parameterwerte</text:span><text:span text:style-name="T22"> </text:span><text:span text:style-name="T21">(©)</text:span></text:p>
          <text:list>
            <text:list-item>
              <text:p text:style-name="P39"><text:span text:style-name="T2"><text:s/></text:span><text:span text:style-name="T16">Unterschied: Bei Seitenreferenz wird Referenzzähler nicht um R_</text:span><text:span text:style-name="T2">p</text:span><text:span text:style-name="T16"> erhöht sondern auf R_</text:span><text:span text:style-name="T2">p</text:span><text:span text:style-name="T16"> gesetzt (→ durch Parameterwahl Bevorzugung einmalig referenzierter Seiten)</text:span><text:span text:style-name="T22"> </text:span><text:span text:style-name="T21">(©)</text:span></text:p>
            </text:list-item>
            <text:list-item>
              <text:p text:style-name="P14"><text:span text:style-name="T16">→ </text:span><text:span text:style-name="T17">Transaktionsdurchsatz ähnlich zu V1 (aber FixFull langsamer bei 20GB Puffer)</text:span><text:span text:style-name="T22"> </text:span><text:span text:style-name="T21">(©)</text:span></text:p>
            </text:list-item>
            <text:list-item>
              <text:p text:style-name="P14"><text:span text:style-name="T21">→ </text:span><text:span text:style-name="T28">x2 ohne Vorteil bei der Miss Rate</text:span><text:span text:style-name="T22"> </text:span><text:span text:style-name="T21">(©)</text:span></text:p>
            </text:list-item>
            <text:list-item>
              <text:p text:style-name="P38"><text:span text:style-name="T17">→ FixFull wurde ebenfalls ausgewählt</text:span><text:span text:style-name="T22"> </text:span><text:span text:style-name="T21">(©)</text:span></text:p>
            </text:list-item>
          </text:list>
        </text:list-item>
        <text:list-item>
          <text:p text:style-name="P39"><text:span text:style-name="T42">Least Reference Density:</text:span><text:span text:style-name="T22"> </text:span><text:span text:style-name="T21">(©) </text:span><text:span text:style-name="T2">LRD-V2: Im Gegensatz zu V1 gibt es hier Varianten</text:span><text:span text:style-name="T22"> </text:span><text:span text:style-name="T21">(©)</text:span></text:p>
          <text:list>
            <text:list-item>
              <text:p text:style-name="P39"><text:span text:style-name="T2">Referenzzähler wird bei Seitenreferenz erhöht und bei Alterung durch die Kringel x Operation gesenkt</text:span><text:span text:style-name="T22"> </text:span><text:span text:style-name="T21">(©)</text:span></text:p>
            </text:list-item>
            <text:list-item>
              <text:p text:style-name="P15"><text:span text:style-name="T17">Benannt </text:span><text:span text:style-name="T42">sind hier</text:span><text:span text:style-name="T17"> die Varianten f Kringel x wobei alle f Referenzen des gesamten Puffers Kringel x auf alle Referenzzähler angewandt wird</text:span><text:span text:style-name="T22"> </text:span><text:span text:style-name="T21">(©)</text:span></text:p>
            </text:list-item>
            <text:list-item>
              <text:p text:style-name="P40"><text:span text:style-name="T2">Faktoren 0,1, 0,25, 0,5 und 0,75 bei Alterung nach durchschnittlich einer Seitenreferenz pro Bufferrahmen</text:span></text:p>
            </text:list-item>
            <text:list-item>
              <text:p text:style-name="P10"><text:span text:style-name="T17">Bei kleinen Puffergrößen steigt der Gewinn durch niedriger Seitenfehlrate langsamer als der Verlust durch das bei größeren Puffern immer teuerere Altern</text:span></text:p>
            </text:list-item>
            <text:list-item>
              <text:p text:style-name="P16"><text:span text:style-name="T18">Insgesamt</text:span><text:span text:style-name="T22"> </text:span><text:span text:style-name="T21">(©)</text:span><text:span text:style-name="T18"> sind</text:span><text:span text:style-name="T22"> </text:span><text:span text:style-name="T21">(©)</text:span><text:span text:style-name="T18"> für</text:span><text:span text:style-name="T22"> </text:span><text:span text:style-name="T21">(©)</text:span><text:span text:style-name="T18"> größere Puffer größere Alterungsintervale günstig</text:span><text:span text:style-name="T22"> </text:span><text:span text:style-name="T21">(©)</text:span></text:p>
            </text:list-item>
            <text:list-item>
              <text:p text:style-name="P42"><text:span text:style-name="T2">Gleiches</text:span><text:span text:style-name="T22"> </text:span><text:span text:style-name="T21">(©)</text:span><text:span text:style-name="T2"> gilt</text:span><text:span text:style-name="T22"> </text:span><text:span text:style-name="T21">(©)</text:span><text:span text:style-name="T2"> auch</text:span><text:span text:style-name="T22"> </text:span><text:span text:style-name="T21">(©)</text:span><text:span text:style-name="T2"> bei subtraktivem Altern, welches für jede <text:line-break/>Puffergröße einen ähnlich schnellen Kandidaten hat, wie multiplikatives Altern</text:span><text:span text:style-name="T22"> </text:span><text:span text:style-name="T21">(©)</text:span></text:p>
            </text:list-item>
            <text:list-item>
              <text:p text:style-name="P42"><text:span text:style-name="T2">Bei seltenerer Alterung sollte stärker gealtert werden</text:span><text:span text:style-name="T22"> </text:span><text:span text:style-name="T21">(©)</text:span></text:p>
            </text:list-item>
            <text:list-item>
              <text:p text:style-name="P41"><text:span text:style-name="T2">Bei größeren Puffern wird nun der Geschwindigkeitsvorteil durch die höheren Trefferraten sehr hoch, obwohl auch der Overhead durch das Altern enorm steigt</text:span></text:p>
            </text:list-item>
            <text:list-item>
              <text:p text:style-name="P42"><text:span text:style-name="T2">Hier</text:span><text:span text:style-name="T22"> </text:span><text:span text:style-name="T21">(©)</text:span><text:span text:style-name="T2"> gibt</text:span><text:span text:style-name="T22"> </text:span><text:span text:style-name="T21">(©)</text:span><text:span text:style-name="T2"> es</text:span><text:span text:style-name="T22"> </text:span><text:span text:style-name="T21">(©)</text:span><text:span text:style-name="T2"> kaum</text:span><text:span text:style-name="T22"> </text:span><text:span text:style-name="T21">(©)</text:span><text:span text:style-name="T2"> mehr</text:span><text:span text:style-name="T22"> </text:span><text:span text:style-name="T21">(©)</text:span><text:span text:style-name="T2"> Geschwindigkeitsunterschiede</text:span><text:span text:style-name="T22"> </text:span><text:span text:style-name="T21">(©)</text:span><text:span text:style-name="T2"> zwischen</text:span><text:span text:style-name="T22"> </text:span><text:span text:style-name="T21">(©)</text:span><text:span text:style-name="T2"> den</text:span><text:span text:style-name="T22"> </text:span><text:span text:style-name="T21">(©)</text:span><text:span text:style-name="T2"> Varianten → </text:span><text:span text:style-name="T43">sehr hohe Hit Rates</text:span><text:span text:style-name="T22"> </text:span><text:span text:style-name="T21">(©)</text:span></text:p>
            </text:list-item>
            <text:list-item>
              <text:p text:style-name="P42"><text:span text:style-name="T2">Bei größeren DB-Puffern (heute relevant) hat sich die 10 minus 10 Variante durchgesetzt</text:span><text:span text:style-name="T22"> </text:span><text:span text:style-name="T21">(©)</text:span></text:p>
            </text:list-item>
          </text:list>
        </text:list-item>
        <text:list-item>
          <text:p text:style-name="P17"><text:span text:style-name="T19">LeanStore: Algorithmus aus „LeanStore: In-Memory Data Management beyond Main Memory“ von Leis et alii</text:span><text:span text:style-name="T22"> </text:span><text:span text:style-name="T21">(©)</text:span></text:p>
          <text:list>
            <text:list-item>
              <text:p text:style-name="P17"><text:span text:style-name="T19"><text:s/></text:span><text:span text:style-name="T44">Grundkonzept basiert auf Pointer Swizzling im DB-Puffer, wie in meiner Bachelorarbeit vorgestellt</text:span><text:span text:style-name="T22"> </text:span><text:span text:style-name="T21">(©)</text:span></text:p>
              <text:list>
                <text:list-item>
                  <text:p text:style-name="P55"><text:span text:style-name="T2">kalte Seiten liegen auf der SSD</text:span><text:span text:style-name="T22"> </text:span><text:span text:style-name="T21">(©)</text:span></text:p>
                </text:list-item>
                <text:list-item>
                  <text:p text:style-name="P55"><text:span text:style-name="T2">wird eine benötigt: In DB-Puffer geholt und entsprechender Pointer in B-Baum Elternseite geswizzlt</text:span><text:span text:style-name="T22"> </text:span><text:span text:style-name="T21">(©)</text:span></text:p>
                </text:list-item>
                <text:list-item>
                  <text:p text:style-name="P17"><text:soft-page-break/><text:span text:style-name="T29">ein bestimmter Teil der Seiten wird nach dem Zufallsprinzip in der Cooling Stage gehalten: Pointer unswizzlet und entsprechend eingetragen</text:span><text:span text:style-name="T22"> </text:span><text:span text:style-name="T21">(©)</text:span></text:p>
                </text:list-item>
                <text:list-item>
                  <text:p text:style-name="P17"><text:span text:style-name="T29">wird die Seite wieder referenziert, ist sie heiß: Aus Cooling Stage entfernt und Pointer geswizzelt</text:span><text:span text:style-name="T22"> </text:span><text:span text:style-name="T21">(©)</text:span></text:p>
                </text:list-item>
                <text:list-item>
                  <text:p text:style-name="P54"><text:span text:style-name="T29">P</text:span><text:span text:style-name="T25">assiert dies nicht: Wird Pufferrahmen benötigt: Verdängt</text:span><text:span text:style-name="T22"> </text:span><text:span text:style-name="T21">(©)</text:span></text:p>
                </text:list-item>
              </text:list>
            </text:list-item>
            <text:list-item>
              <text:p text:style-name="P11"><text:span text:style-name="T19">Verschiedene Cooling Stage Größen verglichen → </text:span><text:span text:style-name="T44">Overhead durch Unswizzeln vs. Kurze Zeit für erneute Referenz</text:span></text:p>
            </text:list-item>
            <text:list-item>
              <text:p text:style-name="P43"><text:span text:style-name="T2">Kein ernsthafter Unterschied bei Transaktionsdurchsatz</text:span><text:span text:style-name="T22"> </text:span><text:span text:style-name="T21">(©)</text:span><text:span text:style-name="T2"> oder Seitenfehlerrate</text:span><text:span text:style-name="T22"> </text:span><text:span text:style-name="T21">(©)</text:span></text:p>
            </text:list-item>
            <text:list-item>
              <text:p text:style-name="P44"><text:span text:style-name="T2">2,5% ausgewählt</text:span><text:span text:style-name="T22"> </text:span><text:span text:style-name="T21">(©)</text:span></text:p>
            </text:list-item>
          </text:list>
        </text:list-item>
        <text:list-item>
          <text:p text:style-name="P67"><text:span text:style-name="T2">Vergleich aller implementierter Seitenersetzungsstrategien</text:span><text:span text:style-name="T22"> </text:span><text:span text:style-name="T21">(©)</text:span></text:p>
          <text:list>
            <text:list-item>
              <text:p text:style-name="P56"><text:span text:style-name="T23">N</text:span><text:span text:style-name="T2">ochmal ein Überblick</text:span></text:p>
              <text:list>
                <text:list-item>
                  <text:p text:style-name="P56"><text:span text:style-name="T2">Bei LRU und LRU-K zwei verschiedene Implementierungsvarianten gezeigt</text:span></text:p>
                </text:list-item>
                <text:list-item>
                  <text:p text:style-name="P56"><text:span text:style-name="T2">Bei CLOCK, ZCLOCK, GCLOCK und DGCLOCK verschieden genaue Statistiken verglichen</text:span></text:p>
                </text:list-item>
                <text:list-item>
                  <text:p text:style-name="P56"><text:span text:style-name="T2">Bei LRD-V2 verschieden häufige Alterungen und Alterungsoperationen verglichen</text:span></text:p>
                </text:list-item>
                <text:list-item>
                  <text:p text:style-name="P56"><text:span text:style-name="T2">Gerade: Bei LeanStore verschieden große Cooling Stages</text:span><text:span text:style-name="T22"> </text:span><text:span text:style-name="T21">(©)</text:span></text:p>
                </text:list-item>
              </text:list>
            </text:list-item>
            <text:list-item>
              <text:p text:style-name="P57"><text:span text:style-name="T23">W</text:span><text:span text:style-name="T2">ie bisher: Transaktionsdurchsatz links, Miss Rate rechts</text:span><text:span text:style-name="T22"> </text:span><text:span text:style-name="T21">(©)</text:span></text:p>
              <text:list>
                <text:list-item>
                  <text:p text:style-name="P58"><text:span text:style-name="T2">Queue LRU vs. Sorting LRU: Queue LRU skaliert aufgrund von </text:span><text:span text:style-name="T45">eines globalen Latches nicht, welches bei jedem Page Hit erlangt werden muss / Hit Rate geringer aufgrund von Warmup des DB-Puffers</text:span><text:span text:style-name="T22"> </text:span><text:span text:style-name="T21">(©)</text:span></text:p>
                </text:list-item>
                <text:list-item>
                  <text:p text:style-name="P18"><text:span text:style-name="T30">MRU, implementiert wie </text:span><text:span text:style-name="T31">Queue LRU—</text:span><text:span text:style-name="T30">funktioniert natürlich nicht bei globaler Pufferverwaltung</text:span><text:span text:style-name="T31">—</text:span><text:span text:style-name="T30">ABER Queue wird nur bei Unfix, nicht bei Fix bearbeitet → höherer Transaktionsumsatz wenn und geringerer Einfluss durch Warmup → niedrigere Miss Rate</text:span><text:span text:style-name="T22"> </text:span><text:span text:style-name="T21">(©)</text:span><text:span text:style-name="T22"> </text:span><text:span text:style-name="T30">raus damit </text:span><text:span text:style-name="T21">(©)</text:span></text:p>
                </text:list-item>
                <text:list-item>
                  <text:p text:style-name="P19"><text:span text:style-name="T30">LRU-2 </text:span><text:span text:style-name="T32">funktioniert in klassischer Implementierung signifikant besser, unter Nutzung von Zeitstempeln aber schlechter</text:span><text:span text:style-name="T30"> </text:span><text:span text:style-name="T21">(©)</text:span><text:span text:style-name="T26"> </text:span><text:span text:style-name="T32">LRU-3 und</text:span><text:span text:style-name="T30"> </text:span><text:span text:style-name="T21">(©)</text:span><text:span text:style-name="T26"> </text:span><text:span text:style-name="T32">LRU-4 performten—wie auch in Literatur nachlesbar—fast identisch zu LRU-2</text:span><text:span text:style-name="T30"> </text:span><text:span text:style-name="T21">(©)</text:span></text:p>
                </text:list-item>
                <text:list-item>
                  <text:p text:style-name="P19"><text:span text:style-name="T26">S</text:span><text:span text:style-name="T32">egmented LRU (versucht wie LRU-K Scan Resistance zu erhöhen)--funktioniert fast wie Hash-Map-Doubly-Linked-List Implementierung von LRU und performt auch entsprechend</text:span><text:span text:style-name="T30"> </text:span><text:span text:style-name="T21">(©)</text:span><text:span text:style-name="T26"> </text:span><text:span text:style-name="T32">einzig relevant ist von diesen allen also die Timestamp-Sorting Implementierung von LRU</text:span><text:span text:style-name="T30"> </text:span><text:span text:style-name="T21">(©)</text:span></text:p>
                </text:list-item>
                <text:list-item>
                  <text:p text:style-name="P68"><text:span text:style-name="T25">RANDOM Seitenersetzung hat signifikant niedrigere Seitenfehlrate, aber durch niedrigeren Overhead bei Page Hits vergleichbaren Transaktionsdurchsatz</text:span><text:span text:style-name="T30"> </text:span><text:span text:style-name="T21">(©)</text:span></text:p>
                </text:list-item>
                <text:list-item>
                  <text:p text:style-name="P20"><text:span text:style-name="T32">LOOP </text:span><text:span text:style-name="T33">Seitenersetzung ist sehr Workload-abhängig—entsprechend erstaunlich sind hier die Ergebnisse / der relativ groß Overhead von Quasi-FIFO, wenn auch nur wenn eine Seite in den Puffer geholt wird, verschlechtert hier das Ergebnis—zusammen mit der Qualität der Ersetzungsentscheidungen</text:span><text:span text:style-name="T30"> </text:span><text:span text:style-name="T21">(©)</text:span></text:p>
                </text:list-item>
                <text:list-item>
                  <text:p text:style-name="P20"><text:soft-page-break/><text:span text:style-name="T33">FILO erzielt erstaunlicherweise eine niedrigere Miss Rate als Quasi-FIFO → verhält sich aber eigentlich sehr ähnlich bei wesentlich höherem Overhead durch viele nicht ersetzbare Seiten</text:span><text:span text:style-name="T30"> </text:span><text:span text:style-name="T21">(©)</text:span><text:span text:style-name="T26"> </text:span><text:span text:style-name="T33">Quasi-FIFO und das ähnlich implementierte FILO sind unbrauchbar</text:span><text:span text:style-name="T30"> </text:span><text:span text:style-name="T21">(©)</text:span></text:p>
                </text:list-item>
                <text:list-item>
                  <text:p text:style-name="P20"><text:span text:style-name="T33">Die sequentielle Suche nach der Seite mit der geringsten Zahl von Referenzen drückt bei LFU solange Seiten ersetzt werden müssen auf den Transaktionsdurchsatz—die Ersetzungsentscheidungen passen aber eigentlich sogar recht gut zu TPC-C (hohe Hit Rate)</text:span><text:span text:style-name="T30"> </text:span><text:span text:style-name="T21">(©)</text:span></text:p>
                </text:list-item>
                <text:list-item>
                  <text:p text:style-name="P69"><text:span text:style-name="T25">Bei LFU with dynamic aging müssen etwas seltener Seiten ersetzt werden, was die Performanz, besonders bei kleinem Puffer, erhöht</text:span><text:span text:style-name="T30"> </text:span><text:span text:style-name="T21">(©)</text:span><text:span text:style-name="T26"> </text:span><text:span text:style-name="T25">beide sind aber trotzdem nicht konkurrenzfähig</text:span><text:span text:style-name="T30"> </text:span><text:span text:style-name="T21">(©)</text:span></text:p>
                </text:list-item>
                <text:list-item>
                  <text:p text:style-name="P59"><text:span text:style-name="T23">L</text:span><text:span text:style-name="T2">RD-V1 und</text:span><text:span text:style-name="T45"> </text:span><text:span text:style-name="T21">(©)</text:span><text:span text:style-name="T2"> LRD-V2 erreichen hohe Hit Raten, die aufwändige sequentielle Suche nach Ersetzungskandidaten wirkt sich aber äußerst auf den Durchsatz von Transaktionen aus</text:span><text:span text:style-name="T45"> </text:span><text:span text:style-name="T21">(©)</text:span><text:span text:style-name="T23"> </text:span><text:span text:style-name="T2">also weg damit</text:span><text:span text:style-name="T45"> </text:span><text:span text:style-name="T21">(©)</text:span></text:p>
                </text:list-item>
                <text:list-item>
                  <text:p text:style-name="P21"><text:span text:style-name="T34">Bei CLOCK und</text:span><text:span text:style-name="T30"> </text:span><text:span text:style-name="T21">(©)</text:span><text:span text:style-name="T34"> ZCLOCK werden der nicht zufällig auswählenden Variante wieder Wechselwirkungen mit der Arbeitslast zum Verhängnis—wie bei RANDOM und LOOP</text:span><text:span text:style-name="T30"> </text:span><text:span text:style-name="T21">(©)</text:span></text:p>
                </text:list-item>
                <text:list-item>
                  <text:p text:style-name="P59"><text:span text:style-name="T23">B</text:span><text:span text:style-name="T2">ei GCLOCK-V1 muss durch die schnell wachsenden Stände der Referenzzähler der Zeige oft rotieren bis ein Ersetzungskandidat gefunden ist—</text:span><text:span text:style-name="T21">(©) </text:span><text:span text:style-name="T2">GCLOCK-V2 verhält sich dem gegenüber wie CLOCK</text:span><text:span text:style-name="T45"> </text:span><text:span text:style-name="T21">(©)</text:span></text:p>
                </text:list-item>
                <text:list-item>
                  <text:p text:style-name="P21"><text:span text:style-name="T34">Durch andere Parameterwahl steigen die Zählerstände bei DGCLOCK-V1 nicht so schnell, es performt, wie </text:span><text:span text:style-name="T21">(©)</text:span><text:span text:style-name="T26"> <text:s/></text:span><text:span text:style-name="T34">auch DGCLOCK-V2 fast identisch wie CLOCK</text:span><text:span text:style-name="T30"> </text:span><text:span text:style-name="T21">(©)</text:span></text:p>
                </text:list-item>
                <text:list-item>
                  <text:p text:style-name="P70"><text:span text:style-name="T25">Auf die nicht dynamischen Varianten kann man also verzichten</text:span><text:span text:style-name="T30"> </text:span><text:span text:style-name="T21">(©)</text:span></text:p>
                </text:list-item>
                <text:list-item>
                  <text:p text:style-name="P22"><text:span text:style-name="T26">D</text:span><text:span text:style-name="T35">er Overhead durch die Verwaltung der Cooling Stage mit zugehörigem Swizzling führt zu enttäuschender Performanz des LeanStore Seitenersetzungsalgorithmus</text:span><text:span text:style-name="T30"> </text:span><text:span text:style-name="T21">(©)</text:span></text:p>
                </text:list-item>
              </text:list>
            </text:list-item>
            <text:list-item>
              <text:p text:style-name="P71"><text:span text:style-name="T25">Fazit: Denke einfach → RANDOM und LOOP konnten die komplexeren Seitenersetzungsalgorithmen ausstechen</text:span><text:span text:style-name="T30"> </text:span><text:span text:style-name="T21">(©)</text:span><text:span text:style-name="T26"> </text:span><text:span text:style-name="T25">zumindest unter den Bedingungen dieser Benchmarks</text:span><text:span text:style-name="T30"> </text:span><text:span text:style-name="T21">(©)</text:span></text:p>
            </text:list-item>
          </text:list>
        </text:list-item>
      </text:list>
      <text:h text:style-name="P2" text:outline-level="1"><text:span text:style-name="T65">Messung des </text:span><text:span text:style-name="T66">E</text:span><text:span text:style-name="T65">influsses der verschiedenen DBMS-Komponenten auf die OLTP-Performanz</text:span><text:span text:style-name="T30"> </text:span><text:span text:style-name="T21">(©)</text:span></text:h>
      <text:list xml:id="list894488119" text:style-name="L4">
        <text:list-item>
          <text:p text:style-name="P60"><text:span text:style-name="T23">W</text:span><text:span text:style-name="T2">ie eingangs gesagt: </text:span><text:span text:style-name="T3">„OLTP through the Looking Glass, and What We Found There“ </text:span><text:span text:style-name="T5">von Harizopoulos et alii </text:span><text:span text:style-name="T2">als Vorbild für diesen Teil</text:span><text:span text:style-name="T45"> </text:span><text:span text:style-name="T21">(©)</text:span></text:p>
        </text:list-item>
        <text:list-item>
          <text:p text:style-name="P60"><text:span text:style-name="T2">Autoren haben den Overhead pro DBMS-Komponente aufgeschlüsselt</text:span><text:span text:style-name="T45"> </text:span><text:span text:style-name="T21">(©)</text:span></text:p>
        </text:list-item>
        <text:list-item>
          <text:p text:style-name="P60"><text:span text:style-name="T2">Deren Annahmen waren 2008:</text:span><text:span text:style-name="T45"> </text:span><text:span text:style-name="T21">(©)</text:span></text:p>
          <text:list>
            <text:list-item>
              <text:p text:style-name="P61"><text:span text:style-name="T2">(Fast) nur noch in-memory DBS → stimmt</text:span><text:span text:style-name="T45"> </text:span><text:span text:style-name="T21">(©)</text:span></text:p>
            </text:list-item>
            <text:list-item>
              <text:p text:style-name="P61"><text:span text:style-name="T2">Verschränkte und Nebenläufige Transaktionsausführung unnötig für gute Leistung → Multithreading unabdingbar für Skalierbarkeit</text:span><text:span text:style-name="T45"> </text:span><text:span text:style-name="T21">(©)</text:span></text:p>
            </text:list-item>
            <text:list-item>
              <text:p text:style-name="P61"><text:soft-page-break/><text:span text:style-name="T2">Transaktionen mit ACID-Garantien für viele neue Anwendungen unnötig → JEIN, musste aufgrund von Bedarf von vielen NoSQL DBMS nachgerüstst werden</text:span><text:span text:style-name="T45"> </text:span><text:span text:style-name="T21">(©)</text:span></text:p>
            </text:list-item>
            <text:list-item>
              <text:p text:style-name="P62"><text:span text:style-name="T2">Replikation innerhalb eines Rechnerclusters statt ARIES Logging und Recovery → mit ACID-Garantien schwierig</text:span><text:span text:style-name="T45"> </text:span><text:span text:style-name="T21">(©)</text:span></text:p>
            </text:list-item>
          </text:list>
        </text:list-item>
        <text:list-item>
          <text:p text:style-name="P62"><text:span text:style-name="T2">Wie haben die Autoren gemessen?</text:span><text:span text:style-name="T45"> </text:span><text:span text:style-name="T21">(©)</text:span></text:p>
          <text:list>
            <text:list-item>
              <text:p text:style-name="P62"><text:span text:style-name="T2">Sie haben schrittweise ...</text:span><text:span text:style-name="T45"> </text:span><text:span text:style-name="T21">(©)</text:span></text:p>
            </text:list-item>
            <text:list-item>
              <text:p text:style-name="P62"><text:span text:style-name="T23">d</text:span><text:span text:style-name="T2">en Datenbankpuffer, ...</text:span><text:span text:style-name="T45"> </text:span><text:span text:style-name="T21">(©)</text:span></text:p>
            </text:list-item>
            <text:list-item>
              <text:p text:style-name="P62"><text:span text:style-name="T23">d</text:span><text:span text:style-name="T2">as physische</text:span><text:span text:style-name="T45"> </text:span><text:span text:style-name="T21">(©)</text:span><text:span text:style-name="T23"> </text:span><text:span text:style-name="T2">und logische Locking und ...</text:span><text:span text:style-name="T45"> </text:span><text:span text:style-name="T21">(©)</text:span></text:p>
            </text:list-item>
            <text:list-item>
              <text:p text:style-name="P62"><text:span text:style-name="T2">das Logging entfernt und</text:span><text:span text:style-name="T45"> </text:span><text:span text:style-name="T21">(©)</text:span></text:p>
            </text:list-item>
            <text:list-item>
              <text:p text:style-name="P62"><text:span text:style-name="T23">d</text:span><text:span text:style-name="T2">en B-Baum-Code händisch optimiert.</text:span></text:p>
            </text:list-item>
            <text:list-item>
              <text:p text:style-name="P62"><text:span text:style-name="T2">Dabei haben sie jeweils die Verbesserungen bei der benötigten CPU-Zeit ermittelt</text:span><text:span text:style-name="T45"> </text:span><text:span text:style-name="T21">(©)</text:span></text:p>
            </text:list-item>
          </text:list>
        </text:list-item>
        <text:list-item>
          <text:p text:style-name="P72"><text:span text:style-name="T36">Ich habe einen ganz anderen Ansatz verwendet: Das Profiling mit dem Intel VTune Profiler</text:span><text:span text:style-name="T30"> </text:span><text:span text:style-name="T21">(©)</text:span></text:p>
          <text:list>
            <text:list-item>
              <text:p text:style-name="P62"><text:span text:style-name="T23">I</text:span><text:span text:style-name="T2">n der Software spezifiziert man zuerst, wo die zu messende Anwendung läuft: Hier auf einem entfernten Linux-Server</text:span><text:span text:style-name="T45"> </text:span><text:span text:style-name="T21">(©)</text:span></text:p>
            </text:list-item>
            <text:list-item>
              <text:p text:style-name="P62"><text:span text:style-name="T23">D</text:span><text:span text:style-name="T2">ann spezifiziert man, welche Anwendung gemessen werden soll: Diese kann z.B. vom VTune Profiler gestartet werden – die Messdauer kann auch genau festgelegt werden</text:span><text:span text:style-name="T45"> </text:span><text:span text:style-name="T21">(©)</text:span></text:p>
            </text:list-item>
            <text:list-item>
              <text:p text:style-name="P62"><text:span text:style-name="T2">Die meisten Einstellmöglichkeiten gibt es beim „Wie?“: Wie soll gemessen werden?</text:span></text:p>
              <text:list>
                <text:list-item>
                  <text:p text:style-name="P73"><text:span text:style-name="T36">Beim „User-Mode Sampling“ wird alle bspw. 10ms ermittelt, </text:span><text:span text:style-name="T37">mit welcher Funktion der zu messenden Anwendung jeder Thread beschäftigt ist → Die Rechenzeit seit dem letzten Messpunkt wird dann der jeweiligen Funktion zugeordnet</text:span><text:span text:style-name="T30"> </text:span><text:span text:style-name="T21">(©)</text:span></text:p>
                </text:list-item>
                <text:list-item>
                  <text:p text:style-name="P81"><text:span text:style-name="T25">Alternativ können beim „Hardware Event-Based Sampling“ eine Vielzahl von in der CPU implementierten Zählern verwendet werden: Bspw. zur Zählung aktiver CPU-Zyklen, abgearbeiteter CPU-Instruktionen, Branch-Mispredictions, Speicherzugriffe, Cache-Misses uvm.</text:span><text:span text:style-name="T30"> </text:span><text:span text:style-name="T21">(©)</text:span></text:p>
                </text:list-item>
                <text:list-item>
                  <text:p text:style-name="P81"><text:span text:style-name="T25">Ist die Messung abgeschlossen und vom VTune Profiler nachbearbeitet, kann man das Messergebnis öffnen</text:span><text:span text:style-name="T30"> </text:span><text:span text:style-name="T21">(©)</text:span></text:p>
                </text:list-item>
                <text:list-item>
                  <text:p text:style-name="P63"><text:span text:style-name="T23">D</text:span><text:span text:style-name="T2">ie Messergebnisse beinhalten natürlich auch die Information, was wie gemessen wurder— allerdings nicht die Kommandozeilenausgabe der gemessenen Anwendung</text:span><text:span text:style-name="T45"> </text:span><text:span text:style-name="T21">(©)</text:span></text:p>
                </text:list-item>
                <text:list-item>
                  <text:p text:style-name="P74"><text:span text:style-name="T38">Die Zusammenfassung zeigt die Hotspots in der Anwendung—Funktionen, welche sehr viel Rechenzeit benötigen und die Auslastung der CPU-Kerne</text:span><text:span text:style-name="T30"> </text:span><text:span text:style-name="T21">(©)</text:span></text:p>
                </text:list-item>
                <text:list-item>
                  <text:p text:style-name="P75"><text:span text:style-name="T38">D</text:span><text:span text:style-name="T39">er Tab „Bottom-Up“ sortiert die Funktionen ganz unten im Aufrufstapel nach benötigter CPU-Zeit und gibt auch die aufrufenden Funktionen inkl. deren Anteil aus</text:span><text:span text:style-name="T30"> </text:span><text:span text:style-name="T21">(©)</text:span></text:p>
                </text:list-item>
                <text:list-item>
                  <text:p text:style-name="P75"><text:soft-page-break/><text:span text:style-name="T39">Der Tab „Caller/Callee“ zeigt für jede Funktion die gesamte CPU-Zeit (inkl. Unterfunktionen) an und gibt alle Aufrufer und Unterfunktionen inkl. deren Anteil aus</text:span><text:span text:style-name="T30"> </text:span><text:span text:style-name="T21">(©)</text:span></text:p>
                </text:list-item>
                <text:list-item>
                  <text:p text:style-name="P75"><text:span text:style-name="T39"><text:s/>Der Tab „Top-Down Tree“ zeigt zunächst nur die Main-Funktion des Programms inkl. der gesamten Rechenzeit an. Danach kann man Stück-für-Stück weitere Unterfunktionen usw. Ausklappen bis man den gesamten Aufrufbaum erhält</text:span><text:span text:style-name="T30"> </text:span><text:span text:style-name="T21">(©)</text:span></text:p>
                </text:list-item>
                <text:list-item>
                  <text:p text:style-name="P64"><text:span text:style-name="T23">M</text:span><text:span text:style-name="T2">an kann Messpunkte auch anhand von Prozess, Thread, Softwaremodul</text:span><text:span text:style-name="T45"> </text:span><text:span text:style-name="T21">(©)</text:span><text:span text:style-name="T2"> oder Zeit herausfiltern</text:span><text:span text:style-name="T45"> </text:span><text:span text:style-name="T21">(©)</text:span></text:p>
                </text:list-item>
                <text:list-item>
                  <text:p text:style-name="P64"><text:span text:style-name="T23">A</text:span><text:span text:style-name="T2">ußerdem kann man für jeden Thread die CPU-Auslastung unter „Platform“ finden. Hier werden bei entsprechenden Messungen auch bspw. die für aktives Warten verwendete CPU-Zeit hervorgehoben</text:span><text:span text:style-name="T45"> </text:span><text:span text:style-name="T21">(©)</text:span></text:p>
                </text:list-item>
              </text:list>
            </text:list-item>
          </text:list>
        </text:list-item>
        <text:list-item>
          <text:p text:style-name="P76"><text:span text:style-name="T26">D</text:span><text:span text:style-name="T40">urch manuelle Zuordnung von Call Stacks zu DBMS-Komponenten bin ich auf folgende Aufteilung gekommen:</text:span><text:span text:style-name="T30"> </text:span><text:span text:style-name="T21">(©)</text:span></text:p>
          <text:list>
            <text:list-item>
              <text:p text:style-name="P77"><text:span text:style-name="T40">Beim </text:span><text:span text:style-name="T47">Yahoo! Cloud Serving Benchmark – </text:span><text:span text:style-name="T48">kurz YCSB – ohne schreibende Transaktionen, bei einem ausreichend großen Puffer und bei einem einzigen Arbeitsthread</text:span><text:span text:style-name="T49"> </text:span><text:span text:style-name="T55">(©)</text:span><text:span text:style-name="T50"> </text:span><text:span text:style-name="T48">braucht der Puffer unnötigerweise fast ein Viertel der CPU-Zeit</text:span><text:span text:style-name="T49"> </text:span><text:span text:style-name="T55">(©)</text:span><text:span text:style-name="T50"> </text:span><text:span text:style-name="T48">vorwiegend für das Latching von Pufferrahmen.</text:span><text:span text:style-name="T49"> </text:span><text:span text:style-name="T55">(©)</text:span><text:span text:style-name="T48"> Die hohe Zahl von Transaktionen führt bei der Verwaltung dieser</text:span><text:span text:style-name="T49"> </text:span><text:span text:style-name="T55">(©)</text:span><text:span text:style-name="T48"> zu einem sehr großen Overhead.</text:span><text:span text:style-name="T49"> </text:span><text:span text:style-name="T55">(©)</text:span><text:span text:style-name="T48"> Logging wird ohne Schreibtransaktion nicht gebraucht</text:span><text:span text:style-name="T49"> </text:span><text:span text:style-name="T55">(©)</text:span><text:span text:style-name="T50"> </text:span><text:span text:style-name="T48">und der B-Baum brauch insbesondere für Schlüsselvergleiche die restliche CPU-Zeit.</text:span><text:span text:style-name="T49"> </text:span><text:span text:style-name="T55">(©)</text:span></text:p>
            </text:list-item>
            <text:list-item>
              <text:p text:style-name="P82"><text:span text:style-name="T48">B</text:span><text:span text:style-name="T47">ei 24 Arbeitsthreads</text:span><text:span text:style-name="T49"> </text:span><text:span text:style-name="T55">(©) </text:span><text:span text:style-name="T47">braucht der DB-Puffer nur noch einen kleinen Teil der CPU-Zeit, da</text:span><text:span text:style-name="T49"> </text:span><text:span text:style-name="T55">(©)</text:span><text:span text:style-name="T50"> </text:span><text:span text:style-name="T47">die Transaktionsverwaltung und das Lockmanagement zusammen mehr als ¾ der CPU-Zeit brauchen.</text:span><text:span text:style-name="T49"> </text:span><text:span text:style-name="T55">(©)</text:span><text:span text:style-name="T47"> Dies reduziert auch die relative CPU-Zeit der</text:span><text:span text:style-name="T49"> </text:span><text:span text:style-name="T55">(©)</text:span><text:span text:style-name="T47"> übrigen Komponenten.</text:span><text:span text:style-name="T49"> </text:span><text:span text:style-name="T55">(©)</text:span></text:p>
            </text:list-item>
            <text:list-item>
              <text:p text:style-name="P77"><text:span text:style-name="T48">Beim </text:span><text:span text:style-name="T51">YCSB mit ausschließlich schreibenden Transaktionen und einem Arbeitsthread</text:span><text:span text:style-name="T49"> </text:span><text:span text:style-name="T55">(©)</text:span><text:span text:style-name="T50"> </text:span><text:span text:style-name="T51">sinken der Einfluss</text:span><text:span text:style-name="T49"> </text:span><text:span text:style-name="T55">(©)</text:span><text:span text:style-name="T51"> der</text:span><text:span text:style-name="T49"> </text:span><text:span text:style-name="T55">(©)</text:span><text:span text:style-name="T51"> Pufferverwaltung und</text:span><text:span text:style-name="T49"> </text:span><text:span text:style-name="T55">(©)</text:span><text:span text:style-name="T51"> der</text:span><text:span text:style-name="T49"> </text:span><text:span text:style-name="T55">(©)</text:span><text:span text:style-name="T51"> Transaktionsverwaltung, da hier für jede Transaktion Log-Einträge generiert und geschrieben werden müssen. Die Rechenzeit pro Transaktion bleibt bei den beiden ersten Komponenten auf den Niveau der nur-lesenden Arbeitslast.</text:span><text:span text:style-name="T49"> </text:span><text:span text:style-name="T55">(©)</text:span><text:span text:style-name="T51"> Der B-Baum braucht absolut etwas mehr CPU-Zeit pro Transaktion was ein Resultat der Schreiboperationen ist.</text:span><text:span text:style-name="T49"> </text:span><text:span text:style-name="T55">(©)</text:span></text:p>
            </text:list-item>
            <text:list-item>
              <text:p text:style-name="P78"><text:span text:style-name="T51">B</text:span><text:span text:style-name="T52">ei 24 Arbeitsthreads</text:span><text:span text:style-name="T49"> </text:span><text:span text:style-name="T55">(©)</text:span><text:span text:style-name="T50"> </text:span><text:span text:style-name="T52">braucht ist der Anteil</text:span><text:span text:style-name="T49"> </text:span><text:span text:style-name="T55">(©)</text:span><text:span text:style-name="T52"> des DB-Puffer an gesamter benötigter CPU-Zeit</text:span><text:span text:style-name="T49"> </text:span><text:span text:style-name="T55">(©)</text:span><text:span text:style-name="T52"> kleiner, da aufgrund von Multithreading die Anteile von</text:span><text:span text:style-name="T49"> </text:span><text:span text:style-name="T55">(©)</text:span><text:span text:style-name="T52"> Transaktions- und</text:span><text:span text:style-name="T49"> </text:span><text:span text:style-name="T55">(©)</text:span><text:span text:style-name="T52"> Lockmanagement, wie auch</text:span><text:span text:style-name="T49"> </text:span><text:span text:style-name="T55">(©)</text:span><text:span text:style-name="T52"> Logging zunehmen.</text:span><text:span text:style-name="T49"> </text:span><text:span text:style-name="T55">(©)</text:span><text:span text:style-name="T50"> </text:span><text:span text:style-name="T52">Der Overhead von B-Baum-Operationen entspricht dem erwarteten</text:span><text:span text:style-name="T49"> </text:span><text:span text:style-name="T55">(©)</text:span></text:p>
            </text:list-item>
            <text:list-item>
              <text:p text:style-name="P79"><text:span text:style-name="T50">B</text:span><text:span text:style-name="T52">eim OLTP-Benchmark TPC-C</text:span><text:span text:style-name="T49"> </text:span><text:span text:style-name="T55">(©)</text:span><text:span text:style-name="T50"> </text:span><text:span text:style-name="T52">werden pro Transaktion viele Tupel aus vielen B-Bäumen gelesen, entsprechend werden viele Seiten gefixt.</text:span><text:span text:style-name="T49"> </text:span><text:span text:style-name="T55">(©)</text:span><text:span text:style-name="T50"> </text:span><text:span text:style-name="T52">Das Latching ist hier bei einem Thread natürlich unnötig.</text:span><text:span text:style-name="T49"> </text:span><text:span text:style-name="T55">(©)</text:span><text:span text:style-name="T50"> </text:span><text:span text:style-name="T52">Durch die wenigen, aber komplexen, Transaktionen ist das Lock-</text:span><text:span text:style-name="T49"> </text:span><text:span text:style-name="T55">(©)</text:span><text:span text:style-name="T50"> </text:span><text:span text:style-name="T52">und Transaktionsmanagement weniger gefordert, aber</text:span><text:span text:style-name="T49"> </text:span><text:span text:style-name="T55">(©)</text:span><text:span text:style-name="T52"> insbesondere die vielen </text:span><text:span text:style-name="T53">Einfügeoperationen führen zu sehr vielen großen Logeinträgen.</text:span><text:span text:style-name="T49"> </text:span><text:span text:style-name="T55">(©)</text:span><text:span text:style-name="T50"> </text:span><text:span text:style-name="T53">Durch Splits, viele Schreibzugriffe und Zugriffe auf viele B-Bäume wird hier ein Drittel der CPU-Zeit im B-Baum verwendet.</text:span><text:span text:style-name="T49"> </text:span><text:span text:style-name="T55">(©)</text:span></text:p>
            </text:list-item>
            <text:list-item>
              <text:p text:style-name="P80"><text:span text:style-name="T50">B</text:span><text:span text:style-name="T53">ei 24 Threads braucht</text:span><text:span text:style-name="T49"> </text:span><text:span text:style-name="T55">(©)</text:span><text:span text:style-name="T53"> der DB-Puffer – auch dank guter Skalierbarkeit von TPC-C – ähnlich viel Rechenzeit relativ zu den anderen Komponenten.</text:span><text:span text:style-name="T49"> </text:span><text:span text:style-name="T55">(©)</text:span><text:span text:style-name="T53"> Der Anteil für das Latching ist erwartungsgemäß erhöht.</text:span><text:span text:style-name="T49"> </text:span><text:span text:style-name="T55">(©)</text:span><text:span text:style-name="T50"> </text:span><text:span text:style-name="T53">Dank der relativ niedrigen Zahl von Transaktionen brauch Locking</text:span><text:span text:style-name="T49"> </text:span><text:span text:style-name="T55">(©)</text:span><text:span text:style-name="T50"> </text:span><text:span text:style-name="T53">und Transaktionsverwaltung trotz vieler Threads keinen größeren Anteil an der </text:span><text:soft-page-break/><text:span text:style-name="T53">CPU-Zeit.</text:span><text:span text:style-name="T49"> </text:span><text:span text:style-name="T55">(©)</text:span><text:span text:style-name="T50"> </text:span><text:span text:style-name="T53">Durch das stapelweise Ausschreiben von Logeinträgen braucht das Logging hier kaum mehr CPU-Zeit (weniger pro Transaktion),</text:span><text:span text:style-name="T49"> </text:span><text:span text:style-name="T55">(©) </text:span><text:span text:style-name="T54">durch viele Transaktionen mit vielen gelesenen und geschriebenen Tupeln aus verschiedenen B-Bäumen dominiert der B-Baum hier die komponentenweise Aufteilung der Ausführzeit.</text:span><text:span text:style-name="T49"> </text:span><text:span text:style-name="T55">(©)</text:span></text:p>
            </text:list-item>
          </text:list>
        </text:list-item>
        <text:list-item>
          <text:p text:style-name="P65"><text:span text:style-name="T56">F</text:span><text:span text:style-name="T46">azit:</text:span><text:span text:style-name="T57"> </text:span><text:span text:style-name="T55">(©)</text:span></text:p>
          <text:list>
            <text:list-item>
              <text:p text:style-name="P65"><text:span text:style-name="T56">B</text:span><text:span text:style-name="T46">ei komplexen OLTP, wie auch bei OLAP Anwendungen sind die Indexstrukturen die kritischsten Komponentenweise</text:span><text:span text:style-name="T57"> </text:span><text:span text:style-name="T55">(©)</text:span></text:p>
            </text:list-item>
            <text:list-item>
              <text:p text:style-name="P66"><text:span text:style-name="T46">Ein globales Latch im Transaktionsmanager verhindert bei einfachen Arbeitslasten (wie YCSB) einen höheren Transaktionsdurchsatz</text:span><text:span text:style-name="T57"> </text:span><text:span text:style-name="T55">(©)</text:span></text:p>
            </text:list-item>
          </text:list>
        </text:list-item>
        <text:list-item>
          <text:p text:style-name="P66"><text:span text:style-name="T56">B</text:span><text:span text:style-name="T46">asierend auf Profiling und Analyse der Ergebnisse kann man nun konkrete Optimierungen durchführen</text:span><text:span text:style-name="T57"> </text:span><text:span text:style-name="T55">(©)</text:span></text:p>
          <text:list>
            <text:list-item>
              <text:p text:style-name="P66"><text:span text:style-name="T56">P</text:span><text:span text:style-name="T46">ointer Swizzling im DB-Puffer wie von Goetz Graefe et alii vorgeschlagen</text:span><text:span text:style-name="T57"> </text:span><text:span text:style-name="T55">(©)</text:span></text:p>
            </text:list-item>
            <text:list-item>
              <text:p text:style-name="P50">Es ist aber trotz niedriger CPU-Zeit pro Transaktion langsamer<text:span text:style-name="T64"> </text:span><text:span text:style-name="T60">(©)</text:span></text:p>
            </text:list-item>
            <text:list-item>
              <text:p text:style-name="P50">Auffällig: 3,3% der CPU-Zeit werden für das nullen von Speicherbereichen benötigt</text:p>
            </text:list-item>
            <text:list-item>
              <text:p text:style-name="P51">Nach der Entfernung unnötiger Aufrufe von bzero ist der Transaktionsdurchsatz minimal (weniger als 1%) höher<text:span text:style-name="T64"> </text:span><text:span text:style-name="T60">(©)</text:span><text:span text:style-name="T64"> </text:span><text:span text:style-name="T60">(©)</text:span><text:span text:style-name="T64"> </text:span><text:span text:style-name="T60">(©)</text:span></text:p>
            </text:list-item>
          </text:list>
        </text:list-item>
        <text:list-item>
          <text:p text:style-name="P52">Danke! Frage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inLibertineTI" svg:font-family="LinLibertineTI"/>
    <style:font-face style:name="Mangal1" svg:font-family="Mangal"/>
    <style:font-face style:name="arial" svg:font-family="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ibertinus Sans" svg:font-family="'Libertinus Sans'" style:font-family-generic="swiss" style:font-pitch="variable"/>
    <style:font-face style:name="Libertinus Sans1" svg:font-family="'Libertinus Sans'" style:font-adornments="Regular" style:font-family-generic="swiss" style:font-pitch="variable"/>
    <style:font-face style:name="Mangal" svg:font-family="Mangal" style:font-family-generic="system"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Source Han Serif SC"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ource Han Serif SC"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tinus Sans1" fo:font-family="'Libertinus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9-28T02:58:15.161427350</meta:creation-date>
    <dc:date>2020-09-30T02:23:22.003379079</dc:date>
    <meta:editing-duration>PT1H17M18S</meta:editing-duration>
    <meta:editing-cycles>10</meta:editing-cycles>
    <meta:generator>LibreOffice/7.0.1.2$MacOSX_X86_64 LibreOffice_project/7cbcfc562f6eb6708b5ff7d7397325de9e764452</meta:generator>
    <meta:document-statistic meta:table-count="0" meta:image-count="0" meta:object-count="0" meta:page-count="10" meta:paragraph-count="191" meta:word-count="3048" meta:character-count="20878" meta:non-whitespace-character-count="18207"/>
  </office:meta>
</office:document-meta>
</file>